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16cm" fo:min-width="13.39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7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8" style:family="paragraph">
      <style:paragraph-properties fo:margin-top="0.1cm" fo:margin-bottom="0.1cm" fo:text-align="start" style:writing-mode="lr-tb"/>
    </style:style>
    <style:style style:name="P9" style:family="paragraph">
      <loext:graphic-properties draw:fill="none"/>
      <style:paragraph-properties fo:text-align="start"/>
      <style:text-properties fo:font-size="10.8999996185303pt" style:font-size-asian="10.8999996185303pt" style:font-size-complex="10.8999996185303pt"/>
    </style:style>
    <style:style style:name="T1" style:family="text">
      <style:text-properties fo:color="#000000" loext:opacity="100%" style:font-name="Computer Modern" fo:font-size="17.2000007629395pt" fo:font-weight="normal" style:font-name-asian="Computer Modern" style:font-size-asian="17.2000007629395pt" style:font-weight-asian="normal" style:font-name-complex="Computer Modern" style:font-size-complex="17.2000007629395pt" style:font-weight-complex="normal"/>
    </style:style>
    <style:style style:name="T2" style:family="text">
      <style:text-properties fo:color="#000000" loext:opacity="100%" style:font-name="Computer Modern" fo:font-size="12pt" fo:font-weight="normal" style:font-name-asian="Computer Modern" style:font-size-asian="12pt" style:font-weight-asian="normal" style:font-name-complex="Computer Modern" style:font-size-complex="12pt" style:font-weight-complex="normal"/>
    </style:style>
    <style:style style:name="T3" style:family="text">
      <style:text-properties fo:color="#000000" loext:opacity="100%" style:font-name="Computer Modern" fo:font-size="14.3000001907349pt" fo:font-weight="bold" style:font-name-asian="Computer Modern" style:font-size-asian="14.3000001907349pt" style:font-weight-asian="bold" style:font-name-complex="Computer Modern" style:font-size-complex="14.3000001907349pt" style:font-weight-complex="bold"/>
    </style:style>
    <style:style style:name="T4" style:family="text">
      <style:text-properties fo:color="#000000" loext:opacity="100%" style:font-name="Computer Modern" fo:font-size="10.8999996185303pt" fo:font-weight="normal" style:font-name-asian="Computer Modern" style:font-size-asian="10.8999996185303pt" style:font-weight-asian="normal" style:font-name-complex="Computer Modern" style:font-size-complex="10.8999996185303pt" style:font-weight-complex="normal"/>
    </style:style>
    <style:style style:name="T5" style:family="text">
      <style:text-properties fo:color="#000000" loext:opacity="100%" style:font-name="Computer Modern" fo:font-size="7.90000009536743pt" fo:font-weight="normal" style:font-name-asian="Computer Modern" style:font-size-asian="7.90000009536743pt" style:font-weight-asian="normal" style:font-name-complex="Computer Modern" style:font-size-complex="7.90000009536743pt" style:font-weight-complex="normal"/>
    </style:style>
    <style:style style:name="T6" style:family="text">
      <style:text-properties fo:color="#000000" loext:opacity="100%" style:font-name="Computer Modern" fo:font-size="10.8999996185303pt" fo:font-style="italic" fo:font-weight="normal" style:font-name-asian="Computer Modern" style:font-size-asian="10.8999996185303pt" style:font-style-asian="italic" style:font-weight-asian="normal" style:font-name-complex="Computer Modern" style:font-size-complex="10.899999618530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264cm" svg:height="0.708cm" svg:x="7.762cm" svg:y="2.906cm">
          <draw:text-box>
            <text:p text:style-name="P1"><text:span text:style-name="T1">Taller de L´ogica Digital</text:span></text:p>
          </draw:text-box>
        </draw:frame>
        <draw:frame draw:style-name="gr2" draw:text-style-name="P3" draw:layer="layout" svg:width="2.467cm" svg:height="0.497cm" svg:x="7.746cm" svg:y="4.147cm">
          <draw:text-box>
            <text:p text:style-name="P1"><text:span text:style-name="T2">Organizaci´</text:span></text:p>
          </draw:text-box>
        </draw:frame>
        <draw:frame draw:style-name="gr2" draw:text-style-name="P3" draw:layer="layout" svg:width="4.48cm" svg:height="0.497cm" svg:x="9.673cm" svg:y="4.147cm">
          <draw:text-box>
            <text:p text:style-name="P1"><text:span text:style-name="T2">on del Computador 1</text:span></text:p>
          </draw:text-box>
        </draw:frame>
        <draw:frame draw:style-name="gr2" draw:text-style-name="P3" draw:layer="layout" svg:width="8.138cm" svg:height="0.497cm" svg:x="6.732cm" svg:y="5.01cm">
          <draw:text-box>
            <text:p text:style-name="P1"><text:span text:style-name="T2">Primer Cuatrimestre 2018 - Turno Ma˜</text:span></text:p>
          </draw:text-box>
        </draw:frame>
        <draw:frame draw:style-name="gr2" draw:text-style-name="P3" draw:layer="layout" svg:width="1.057cm" svg:height="0.497cm" svg:x="13.668cm" svg:y="5.01cm">
          <draw:text-box>
            <text:p text:style-name="P1"><text:span text:style-name="T2">nana</text:span></text:p>
          </draw:text-box>
        </draw:frame>
        <draw:frame draw:style-name="gr3" draw:text-style-name="P4" draw:layer="layout" svg:width="0.51cm" svg:height="0.717cm" svg:x="2.858cm" svg:y="6.566cm">
          <draw:text-box>
            <text:p text:style-name="P1"><text:span text:style-name="T3">4.</text:span></text:p>
          </draw:text-box>
        </draw:frame>
        <draw:frame draw:style-name="gr3" draw:text-style-name="P4" draw:layer="layout" svg:width="4.998cm" svg:height="0.717cm" svg:x="3.87cm" svg:y="6.566cm">
          <draw:text-box>
            <text:p text:style-name="P1"><text:span text:style-name="T3">Antes de empezar</text:span></text:p>
          </draw:text-box>
        </draw:frame>
        <draw:line draw:style-name="gr4" draw:text-style-name="P5" draw:layer="layout" svg:x1="3.454cm" svg:y1="8.415cm" svg:x2="19.769cm" svg:y2="8.415cm">
          <text:p/>
        </draw:line>
        <draw:line draw:style-name="gr4" draw:text-style-name="P5" draw:layer="layout" svg:x1="3.462cm" svg:y1="8.9cm" svg:x2="3.462cm" svg:y2="8.422cm">
          <text:p/>
        </draw:line>
        <draw:frame draw:style-name="gr5" draw:text-style-name="P6" draw:layer="layout" svg:width="13.548cm" svg:height="0.446cm" svg:x="3.455cm" svg:y="7.538cm">
          <draw:text-box>
            <text:p text:style-name="P1"><text:span text:style-name="T4">Completar la siguiente tabla indicando los resultados para Op1 + Op2</text:span></text:p>
          </draw:text-box>
        </draw:frame>
        <draw:line draw:style-name="gr4" draw:text-style-name="P5" draw:layer="layout" svg:x1="5.873cm" svg:y1="8.9cm" svg:x2="5.873cm" svg:y2="8.422cm">
          <text:p/>
        </draw:line>
        <draw:frame draw:style-name="gr5" draw:text-style-name="P6" draw:layer="layout" svg:width="2.106cm" svg:height="0.446cm" svg:x="3.763cm" svg:y="8.4cm">
          <draw:text-box>
            <text:p text:style-name="P1"><text:span text:style-name="T4">Operandos</text:span></text:p>
          </draw:text-box>
        </draw:frame>
        <draw:line draw:style-name="gr4" draw:text-style-name="P5" draw:layer="layout" svg:x1="12.817cm" svg:y1="8.9cm" svg:x2="12.817cm" svg:y2="8.422cm">
          <text:p/>
        </draw:line>
        <draw:frame draw:style-name="gr5" draw:text-style-name="P6" draw:layer="layout" svg:width="1.752cm" svg:height="0.446cm" svg:x="8.585cm" svg:y="8.4cm">
          <draw:text-box>
            <text:p text:style-name="P1"><text:span text:style-name="T4">Sin signo</text:span></text:p>
          </draw:text-box>
        </draw:frame>
        <draw:line draw:style-name="gr4" draw:text-style-name="P5" draw:layer="layout" svg:x1="19.762cm" svg:y1="8.9cm" svg:x2="19.762cm" svg:y2="8.422cm">
          <text:p/>
        </draw:line>
        <draw:line draw:style-name="gr4" draw:text-style-name="P5" draw:layer="layout" svg:x1="3.454cm" svg:y1="8.907cm" svg:x2="19.769cm" svg:y2="8.907cm">
          <text:p/>
        </draw:line>
        <draw:line draw:style-name="gr4" draw:text-style-name="P5" draw:layer="layout" svg:x1="3.462cm" svg:y1="9.392cm" svg:x2="3.462cm" svg:y2="8.914cm">
          <text:p/>
        </draw:line>
        <draw:frame draw:style-name="gr5" draw:text-style-name="P6" draw:layer="layout" svg:width="3.44cm" svg:height="0.446cm" svg:x="14.81cm" svg:y="8.4cm">
          <draw:text-box>
            <text:p text:style-name="P1"><text:span text:style-name="T4">Complemento a 2</text:span></text:p>
          </draw:text-box>
        </draw:frame>
        <draw:line draw:style-name="gr4" draw:text-style-name="P5" draw:layer="layout" svg:x1="4.667cm" svg:y1="9.392cm" svg:x2="4.667cm" svg:y2="8.914cm">
          <text:p/>
        </draw:line>
        <draw:frame draw:style-name="gr5" draw:text-style-name="P6" draw:layer="layout" svg:width="0.795cm" svg:height="0.446cm" svg:x="3.712cm" svg:y="8.892cm">
          <draw:text-box>
            <text:p text:style-name="P1"><text:span text:style-name="T4">Op1</text:span></text:p>
          </draw:text-box>
        </draw:frame>
        <draw:line draw:style-name="gr4" draw:text-style-name="P5" draw:layer="layout" svg:x1="5.873cm" svg:y1="9.392cm" svg:x2="5.873cm" svg:y2="8.914cm">
          <text:p/>
        </draw:line>
        <draw:frame draw:style-name="gr5" draw:text-style-name="P6" draw:layer="layout" svg:width="0.795cm" svg:height="0.446cm" svg:x="4.918cm" svg:y="8.892cm">
          <draw:text-box>
            <text:p text:style-name="P1"><text:span text:style-name="T4">Op2</text:span></text:p>
          </draw:text-box>
        </draw:frame>
        <draw:frame draw:style-name="gr5" draw:text-style-name="P6" draw:layer="layout" svg:width="0.795cm" svg:height="0.446cm" svg:x="6.091cm" svg:y="8.892cm">
          <draw:text-box>
            <text:p text:style-name="P1"><text:span text:style-name="T4">Op1</text:span></text:p>
          </draw:text-box>
        </draw:frame>
        <draw:line draw:style-name="gr4" draw:text-style-name="P5" draw:layer="layout" svg:x1="7.33cm" svg:y1="9.392cm" svg:x2="7.33cm" svg:y2="8.914cm">
          <text:p/>
        </draw:line>
        <draw:frame draw:style-name="gr6" draw:text-style-name="P7" draw:layer="layout" svg:width="0.358cm" svg:height="0.327cm" svg:x="6.796cm" svg:y="9.046cm">
          <draw:text-box>
            <text:p text:style-name="P1"><text:span text:style-name="T5">10</text:span></text:p>
          </draw:text-box>
        </draw:frame>
        <draw:frame draw:style-name="gr5" draw:text-style-name="P6" draw:layer="layout" svg:width="0.795cm" svg:height="0.446cm" svg:x="7.549cm" svg:y="8.892cm">
          <draw:text-box>
            <text:p text:style-name="P1"><text:span text:style-name="T4">Op2</text:span></text:p>
          </draw:text-box>
        </draw:frame>
        <draw:line draw:style-name="gr4" draw:text-style-name="P5" draw:layer="layout" svg:x1="8.788cm" svg:y1="9.392cm" svg:x2="8.788cm" svg:y2="8.914cm">
          <text:p/>
        </draw:line>
        <draw:frame draw:style-name="gr6" draw:text-style-name="P7" draw:layer="layout" svg:width="0.358cm" svg:height="0.327cm" svg:x="8.254cm" svg:y="9.046cm">
          <draw:text-box>
            <text:p text:style-name="P1"><text:span text:style-name="T5">10</text:span></text:p>
          </draw:text-box>
        </draw:frame>
        <draw:line draw:style-name="gr4" draw:text-style-name="P5" draw:layer="layout" svg:x1="10.869cm" svg:y1="9.392cm" svg:x2="10.869cm" svg:y2="8.914cm">
          <text:p/>
        </draw:line>
        <draw:frame draw:style-name="gr5" draw:text-style-name="P6" draw:layer="layout" svg:width="1.687cm" svg:height="0.446cm" svg:x="9.006cm" svg:y="8.892cm">
          <draw:text-box>
            <text:p text:style-name="P1"><text:span text:style-name="T4">Res (</text:span><text:span text:style-name="T6">bits</text:span><text:span text:style-name="T4">)</text:span></text:p>
          </draw:text-box>
        </draw:frame>
        <draw:line draw:style-name="gr4" draw:text-style-name="P5" draw:layer="layout" svg:x1="11.911cm" svg:y1="9.392cm" svg:x2="11.911cm" svg:y2="8.914cm">
          <text:p/>
        </draw:line>
        <draw:frame draw:style-name="gr5" draw:text-style-name="P6" draw:layer="layout" svg:width="0.707cm" svg:height="0.446cm" svg:x="11.088cm" svg:y="8.892cm">
          <draw:text-box>
            <text:p text:style-name="P1"><text:span text:style-name="T4">Res</text:span></text:p>
          </draw:text-box>
        </draw:frame>
        <draw:line draw:style-name="gr4" draw:text-style-name="P5" draw:layer="layout" svg:x1="12.817cm" svg:y1="9.392cm" svg:x2="12.817cm" svg:y2="8.914cm">
          <text:p/>
        </draw:line>
        <draw:frame draw:style-name="gr5" draw:text-style-name="P6" draw:layer="layout" svg:width="0.47cm" svg:height="0.446cm" svg:x="12.13cm" svg:y="8.892cm">
          <draw:text-box>
            <text:p text:style-name="P1"><text:span text:style-name="T4">V?</text:span></text:p>
          </draw:text-box>
        </draw:frame>
        <draw:frame draw:style-name="gr5" draw:text-style-name="P6" draw:layer="layout" svg:width="0.795cm" svg:height="0.446cm" svg:x="13.036cm" svg:y="8.892cm">
          <draw:text-box>
            <text:p text:style-name="P1"><text:span text:style-name="T4">Op1</text:span></text:p>
          </draw:text-box>
        </draw:frame>
        <draw:line draw:style-name="gr4" draw:text-style-name="P5" draw:layer="layout" svg:x1="14.275cm" svg:y1="9.392cm" svg:x2="14.275cm" svg:y2="8.914cm">
          <text:p/>
        </draw:line>
        <draw:frame draw:style-name="gr6" draw:text-style-name="P7" draw:layer="layout" svg:width="0.358cm" svg:height="0.327cm" svg:x="13.741cm" svg:y="9.046cm">
          <draw:text-box>
            <text:p text:style-name="P1"><text:span text:style-name="T5">10</text:span></text:p>
          </draw:text-box>
        </draw:frame>
        <draw:frame draw:style-name="gr5" draw:text-style-name="P6" draw:layer="layout" svg:width="0.795cm" svg:height="0.446cm" svg:x="14.494cm" svg:y="8.892cm">
          <draw:text-box>
            <text:p text:style-name="P1"><text:span text:style-name="T4">Op2</text:span></text:p>
          </draw:text-box>
        </draw:frame>
        <draw:line draw:style-name="gr4" draw:text-style-name="P5" draw:layer="layout" svg:x1="15.733cm" svg:y1="9.392cm" svg:x2="15.733cm" svg:y2="8.914cm">
          <text:p/>
        </draw:line>
        <draw:frame draw:style-name="gr6" draw:text-style-name="P7" draw:layer="layout" svg:width="0.358cm" svg:height="0.327cm" svg:x="15.199cm" svg:y="9.046cm">
          <draw:text-box>
            <text:p text:style-name="P1"><text:span text:style-name="T5">10</text:span></text:p>
          </draw:text-box>
        </draw:frame>
        <draw:line draw:style-name="gr4" draw:text-style-name="P5" draw:layer="layout" svg:x1="17.814cm" svg:y1="9.392cm" svg:x2="17.814cm" svg:y2="8.914cm">
          <text:p/>
        </draw:line>
        <draw:frame draw:style-name="gr5" draw:text-style-name="P6" draw:layer="layout" svg:width="1.687cm" svg:height="0.446cm" svg:x="15.951cm" svg:y="8.892cm">
          <draw:text-box>
            <text:p text:style-name="P1"><text:span text:style-name="T4">Res (</text:span><text:span text:style-name="T6">bits</text:span><text:span text:style-name="T4">)</text:span></text:p>
          </draw:text-box>
        </draw:frame>
        <draw:line draw:style-name="gr4" draw:text-style-name="P5" draw:layer="layout" svg:x1="18.856cm" svg:y1="9.392cm" svg:x2="18.856cm" svg:y2="8.914cm">
          <text:p/>
        </draw:line>
        <draw:frame draw:style-name="gr5" draw:text-style-name="P6" draw:layer="layout" svg:width="0.707cm" svg:height="0.446cm" svg:x="18.033cm" svg:y="8.892cm">
          <draw:text-box>
            <text:p text:style-name="P1"><text:span text:style-name="T4">Res</text:span></text:p>
          </draw:text-box>
        </draw:frame>
        <draw:line draw:style-name="gr4" draw:text-style-name="P5" draw:layer="layout" svg:x1="19.762cm" svg:y1="9.392cm" svg:x2="19.762cm" svg:y2="8.914cm">
          <text:p/>
        </draw:line>
        <draw:line draw:style-name="gr4" draw:text-style-name="P5" draw:layer="layout" svg:x1="3.454cm" svg:y1="9.399cm" svg:x2="19.769cm" svg:y2="9.399cm">
          <text:p/>
        </draw:line>
        <draw:line draw:style-name="gr4" draw:text-style-name="P5" draw:layer="layout" svg:x1="3.462cm" svg:y1="9.884cm" svg:x2="3.462cm" svg:y2="9.406cm">
          <text:p/>
        </draw:line>
        <draw:frame draw:style-name="gr5" draw:text-style-name="P6" draw:layer="layout" svg:width="0.47cm" svg:height="0.446cm" svg:x="19.075cm" svg:y="8.892cm">
          <draw:text-box>
            <text:p text:style-name="P1"><text:span text:style-name="T4">V?</text:span></text:p>
          </draw:text-box>
        </draw:frame>
        <draw:line draw:style-name="gr4" draw:text-style-name="P5" draw:layer="layout" svg:x1="4.667cm" svg:y1="9.884cm" svg:x2="4.667cm" svg:y2="9.406cm">
          <text:p/>
        </draw:line>
        <draw:frame draw:style-name="gr5" draw:text-style-name="P6" draw:layer="layout" svg:width="0.982cm" svg:height="0.446cm" svg:x="3.68cm" svg:y="9.384cm">
          <draw:text-box>
            <text:p text:style-name="P1"><text:span text:style-name="T4">1111</text:span></text:p>
          </draw:text-box>
        </draw:frame>
        <draw:line draw:style-name="gr4" draw:text-style-name="P5" draw:layer="layout" svg:x1="5.873cm" svg:y1="9.884cm" svg:x2="5.873cm" svg:y2="9.406cm">
          <text:p/>
        </draw:line>
        <draw:frame draw:style-name="gr5" draw:text-style-name="P6" draw:layer="layout" svg:width="0.982cm" svg:height="0.446cm" svg:x="4.885cm" svg:y="9.384cm">
          <draw:text-box>
            <text:p text:style-name="P1"><text:span text:style-name="T4">0001</text:span></text:p>
          </draw:text-box>
        </draw:frame>
        <draw:line draw:style-name="gr4" draw:text-style-name="P5" draw:layer="layout" svg:x1="7.33cm" svg:y1="9.884cm" svg:x2="7.33cm" svg:y2="9.406cm">
          <text:p/>
        </draw:line>
        <draw:frame draw:style-name="gr5" draw:text-style-name="P6" draw:layer="layout" svg:width="0.492cm" svg:height="0.446cm" svg:x="6.409cm" svg:y="9.384cm">
          <draw:text-box>
            <text:p text:style-name="P1"><text:span text:style-name="T4">15</text:span></text:p>
          </draw:text-box>
        </draw:frame>
        <draw:line draw:style-name="gr4" draw:text-style-name="P5" draw:layer="layout" svg:x1="8.788cm" svg:y1="9.884cm" svg:x2="8.788cm" svg:y2="9.406cm">
          <text:p/>
        </draw:line>
        <draw:frame draw:style-name="gr5" draw:text-style-name="P6" draw:layer="layout" svg:width="0.384cm" svg:height="0.446cm" svg:x="7.963cm" svg:y="9.384cm">
          <draw:text-box>
            <text:p text:style-name="P1"><text:span text:style-name="T4">1</text:span></text:p>
          </draw:text-box>
        </draw:frame>
        <draw:line draw:style-name="gr4" draw:text-style-name="P5" draw:layer="layout" svg:x1="10.869cm" svg:y1="9.884cm" svg:x2="10.869cm" svg:y2="9.406cm">
          <text:p/>
        </draw:line>
        <draw:frame draw:style-name="gr5" draw:text-style-name="P6" draw:layer="layout" svg:width="0.982cm" svg:height="0.446cm" svg:x="9.444cm" svg:y="9.384cm">
          <draw:text-box>
            <text:p text:style-name="P1"><text:span text:style-name="T4">0000</text:span></text:p>
          </draw:text-box>
        </draw:frame>
        <draw:line draw:style-name="gr4" draw:text-style-name="P5" draw:layer="layout" svg:x1="11.911cm" svg:y1="9.884cm" svg:x2="11.911cm" svg:y2="9.406cm">
          <text:p/>
        </draw:line>
        <draw:frame draw:style-name="gr5" draw:text-style-name="P6" draw:layer="layout" svg:width="0.384cm" svg:height="0.446cm" svg:x="11.295cm" svg:y="9.384cm">
          <draw:text-box>
            <text:p text:style-name="P1"><text:span text:style-name="T4">0</text:span></text:p>
          </draw:text-box>
        </draw:frame>
        <draw:line draw:style-name="gr4" draw:text-style-name="P5" draw:layer="layout" svg:x1="12.817cm" svg:y1="9.884cm" svg:x2="12.817cm" svg:y2="9.406cm">
          <text:p/>
        </draw:line>
        <draw:frame draw:style-name="gr5" draw:text-style-name="P6" draw:layer="layout" svg:width="0.384cm" svg:height="0.446cm" svg:x="12.269cm" svg:y="9.384cm">
          <draw:text-box>
            <text:p text:style-name="P1"><text:span text:style-name="T4">1</text:span></text:p>
          </draw:text-box>
        </draw:frame>
        <draw:line draw:style-name="gr4" draw:text-style-name="P5" draw:layer="layout" svg:x1="14.275cm" svg:y1="9.884cm" svg:x2="14.275cm" svg:y2="9.406cm">
          <text:p/>
        </draw:line>
        <draw:frame draw:style-name="gr5" draw:text-style-name="P6" draw:layer="layout" svg:width="0.386cm" svg:height="0.446cm" svg:x="13.386cm" svg:y="9.384cm">
          <draw:text-box>
            <text:p text:style-name="P1"><text:span text:style-name="T4">-1</text:span></text:p>
          </draw:text-box>
        </draw:frame>
        <draw:line draw:style-name="gr4" draw:text-style-name="P5" draw:layer="layout" svg:x1="15.733cm" svg:y1="9.884cm" svg:x2="15.733cm" svg:y2="9.406cm">
          <text:p/>
        </draw:line>
        <draw:frame draw:style-name="gr5" draw:text-style-name="P6" draw:layer="layout" svg:width="0.384cm" svg:height="0.446cm" svg:x="14.908cm" svg:y="9.384cm">
          <draw:text-box>
            <text:p text:style-name="P1"><text:span text:style-name="T4">1</text:span></text:p>
          </draw:text-box>
        </draw:frame>
        <draw:line draw:style-name="gr4" draw:text-style-name="P5" draw:layer="layout" svg:x1="17.814cm" svg:y1="9.884cm" svg:x2="17.814cm" svg:y2="9.406cm">
          <text:p/>
        </draw:line>
        <draw:frame draw:style-name="gr5" draw:text-style-name="P6" draw:layer="layout" svg:width="0.982cm" svg:height="0.446cm" svg:x="16.389cm" svg:y="9.384cm">
          <draw:text-box>
            <text:p text:style-name="P1"><text:span text:style-name="T4">0000</text:span></text:p>
          </draw:text-box>
        </draw:frame>
        <draw:line draw:style-name="gr4" draw:text-style-name="P5" draw:layer="layout" svg:x1="18.856cm" svg:y1="9.884cm" svg:x2="18.856cm" svg:y2="9.406cm">
          <text:p/>
        </draw:line>
        <draw:frame draw:style-name="gr5" draw:text-style-name="P6" draw:layer="layout" svg:width="0.384cm" svg:height="0.446cm" svg:x="18.239cm" svg:y="9.384cm">
          <draw:text-box>
            <text:p text:style-name="P1"><text:span text:style-name="T4">0</text:span></text:p>
          </draw:text-box>
        </draw:frame>
        <draw:line draw:style-name="gr4" draw:text-style-name="P5" draw:layer="layout" svg:x1="19.762cm" svg:y1="9.884cm" svg:x2="19.762cm" svg:y2="9.406cm">
          <text:p/>
        </draw:line>
        <draw:line draw:style-name="gr4" draw:text-style-name="P5" draw:layer="layout" svg:x1="3.454cm" svg:y1="9.891cm" svg:x2="19.769cm" svg:y2="9.891cm">
          <text:p/>
        </draw:line>
        <draw:line draw:style-name="gr4" draw:text-style-name="P5" draw:layer="layout" svg:x1="3.462cm" svg:y1="10.376cm" svg:x2="3.462cm" svg:y2="9.898cm">
          <text:p/>
        </draw:line>
        <draw:frame draw:style-name="gr5" draw:text-style-name="P6" draw:layer="layout" svg:width="0.384cm" svg:height="0.446cm" svg:x="19.214cm" svg:y="9.384cm">
          <draw:text-box>
            <text:p text:style-name="P1"><text:span text:style-name="T4">0</text:span></text:p>
          </draw:text-box>
        </draw:frame>
        <draw:line draw:style-name="gr4" draw:text-style-name="P5" draw:layer="layout" svg:x1="4.667cm" svg:y1="10.376cm" svg:x2="4.667cm" svg:y2="9.898cm">
          <text:p/>
        </draw:line>
        <draw:frame draw:style-name="gr5" draw:text-style-name="P6" draw:layer="layout" svg:width="0.982cm" svg:height="0.446cm" svg:x="3.68cm" svg:y="9.876cm">
          <draw:text-box>
            <text:p text:style-name="P1"><text:span text:style-name="T4">0001</text:span></text:p>
          </draw:text-box>
        </draw:frame>
        <draw:line draw:style-name="gr4" draw:text-style-name="P5" draw:layer="layout" svg:x1="5.873cm" svg:y1="10.376cm" svg:x2="5.873cm" svg:y2="9.898cm">
          <text:p/>
        </draw:line>
        <draw:line draw:style-name="gr4" draw:text-style-name="P5" draw:layer="layout" svg:x1="7.33cm" svg:y1="10.376cm" svg:x2="7.33cm" svg:y2="9.898cm">
          <text:p/>
        </draw:line>
        <draw:line draw:style-name="gr4" draw:text-style-name="P5" draw:layer="layout" svg:x1="8.788cm" svg:y1="10.376cm" svg:x2="8.788cm" svg:y2="9.898cm">
          <text:p/>
        </draw:line>
        <draw:line draw:style-name="gr4" draw:text-style-name="P5" draw:layer="layout" svg:x1="10.869cm" svg:y1="10.376cm" svg:x2="10.869cm" svg:y2="9.898cm">
          <text:p/>
        </draw:line>
        <draw:line draw:style-name="gr4" draw:text-style-name="P5" draw:layer="layout" svg:x1="11.911cm" svg:y1="10.376cm" svg:x2="11.911cm" svg:y2="9.898cm">
          <text:p/>
        </draw:line>
        <draw:line draw:style-name="gr4" draw:text-style-name="P5" draw:layer="layout" svg:x1="12.817cm" svg:y1="10.376cm" svg:x2="12.817cm" svg:y2="9.898cm">
          <text:p/>
        </draw:line>
        <draw:line draw:style-name="gr4" draw:text-style-name="P5" draw:layer="layout" svg:x1="14.275cm" svg:y1="10.376cm" svg:x2="14.275cm" svg:y2="9.898cm">
          <text:p/>
        </draw:line>
        <draw:line draw:style-name="gr4" draw:text-style-name="P5" draw:layer="layout" svg:x1="15.733cm" svg:y1="10.376cm" svg:x2="15.733cm" svg:y2="9.898cm">
          <text:p/>
        </draw:line>
        <draw:line draw:style-name="gr4" draw:text-style-name="P5" draw:layer="layout" svg:x1="17.814cm" svg:y1="10.376cm" svg:x2="17.814cm" svg:y2="9.898cm">
          <text:p/>
        </draw:line>
        <draw:line draw:style-name="gr4" draw:text-style-name="P5" draw:layer="layout" svg:x1="18.856cm" svg:y1="10.376cm" svg:x2="18.856cm" svg:y2="9.898cm">
          <text:p/>
        </draw:line>
        <draw:line draw:style-name="gr4" draw:text-style-name="P5" draw:layer="layout" svg:x1="19.762cm" svg:y1="10.376cm" svg:x2="19.762cm" svg:y2="9.898cm">
          <text:p/>
        </draw:line>
        <draw:line draw:style-name="gr4" draw:text-style-name="P5" draw:layer="layout" svg:x1="3.454cm" svg:y1="10.383cm" svg:x2="19.769cm" svg:y2="10.383cm">
          <text:p/>
        </draw:line>
        <draw:line draw:style-name="gr4" draw:text-style-name="P5" draw:layer="layout" svg:x1="3.462cm" svg:y1="10.868cm" svg:x2="3.462cm" svg:y2="10.39cm">
          <text:p/>
        </draw:line>
        <draw:frame draw:style-name="gr5" draw:text-style-name="P6" draw:layer="layout" svg:width="0.982cm" svg:height="0.446cm" svg:x="4.885cm" svg:y="9.876cm">
          <draw:text-box>
            <text:p text:style-name="P1"><text:span text:style-name="T4">1111</text:span></text:p>
          </draw:text-box>
        </draw:frame>
        <draw:line draw:style-name="gr4" draw:text-style-name="P5" draw:layer="layout" svg:x1="4.667cm" svg:y1="10.868cm" svg:x2="4.667cm" svg:y2="10.39cm">
          <text:p/>
        </draw:line>
        <draw:frame draw:style-name="gr5" draw:text-style-name="P6" draw:layer="layout" svg:width="0.982cm" svg:height="0.446cm" svg:x="3.68cm" svg:y="10.368cm">
          <draw:text-box>
            <text:p text:style-name="P1"><text:span text:style-name="T4">0101</text:span></text:p>
          </draw:text-box>
        </draw:frame>
        <draw:line draw:style-name="gr4" draw:text-style-name="P5" draw:layer="layout" svg:x1="5.873cm" svg:y1="10.868cm" svg:x2="5.873cm" svg:y2="10.39cm">
          <text:p/>
        </draw:line>
        <draw:line draw:style-name="gr4" draw:text-style-name="P5" draw:layer="layout" svg:x1="7.33cm" svg:y1="10.868cm" svg:x2="7.33cm" svg:y2="10.39cm">
          <text:p/>
        </draw:line>
        <draw:line draw:style-name="gr4" draw:text-style-name="P5" draw:layer="layout" svg:x1="8.788cm" svg:y1="10.868cm" svg:x2="8.788cm" svg:y2="10.39cm">
          <text:p/>
        </draw:line>
        <draw:line draw:style-name="gr4" draw:text-style-name="P5" draw:layer="layout" svg:x1="10.869cm" svg:y1="10.868cm" svg:x2="10.869cm" svg:y2="10.39cm">
          <text:p/>
        </draw:line>
        <draw:line draw:style-name="gr4" draw:text-style-name="P5" draw:layer="layout" svg:x1="11.911cm" svg:y1="10.868cm" svg:x2="11.911cm" svg:y2="10.39cm">
          <text:p/>
        </draw:line>
        <draw:line draw:style-name="gr4" draw:text-style-name="P5" draw:layer="layout" svg:x1="12.817cm" svg:y1="10.868cm" svg:x2="12.817cm" svg:y2="10.39cm">
          <text:p/>
        </draw:line>
        <draw:line draw:style-name="gr4" draw:text-style-name="P5" draw:layer="layout" svg:x1="14.275cm" svg:y1="10.868cm" svg:x2="14.275cm" svg:y2="10.39cm">
          <text:p/>
        </draw:line>
        <draw:line draw:style-name="gr4" draw:text-style-name="P5" draw:layer="layout" svg:x1="15.733cm" svg:y1="10.868cm" svg:x2="15.733cm" svg:y2="10.39cm">
          <text:p/>
        </draw:line>
        <draw:line draw:style-name="gr4" draw:text-style-name="P5" draw:layer="layout" svg:x1="17.814cm" svg:y1="10.868cm" svg:x2="17.814cm" svg:y2="10.39cm">
          <text:p/>
        </draw:line>
        <draw:line draw:style-name="gr4" draw:text-style-name="P5" draw:layer="layout" svg:x1="18.856cm" svg:y1="10.868cm" svg:x2="18.856cm" svg:y2="10.39cm">
          <text:p/>
        </draw:line>
        <draw:line draw:style-name="gr4" draw:text-style-name="P5" draw:layer="layout" svg:x1="19.762cm" svg:y1="10.868cm" svg:x2="19.762cm" svg:y2="10.39cm">
          <text:p/>
        </draw:line>
        <draw:line draw:style-name="gr4" draw:text-style-name="P5" draw:layer="layout" svg:x1="3.454cm" svg:y1="10.875cm" svg:x2="19.769cm" svg:y2="10.875cm">
          <text:p/>
        </draw:line>
        <draw:line draw:style-name="gr4" draw:text-style-name="P5" draw:layer="layout" svg:x1="3.462cm" svg:y1="11.36cm" svg:x2="3.462cm" svg:y2="10.882cm">
          <text:p/>
        </draw:line>
        <draw:frame draw:style-name="gr5" draw:text-style-name="P6" draw:layer="layout" svg:width="0.982cm" svg:height="0.446cm" svg:x="4.885cm" svg:y="10.368cm">
          <draw:text-box>
            <text:p text:style-name="P1"><text:span text:style-name="T4">0101</text:span></text:p>
          </draw:text-box>
        </draw:frame>
        <draw:line draw:style-name="gr4" draw:text-style-name="P5" draw:layer="layout" svg:x1="4.667cm" svg:y1="11.36cm" svg:x2="4.667cm" svg:y2="10.882cm">
          <text:p/>
        </draw:line>
        <draw:frame draw:style-name="gr5" draw:text-style-name="P6" draw:layer="layout" svg:width="0.982cm" svg:height="0.446cm" svg:x="3.68cm" svg:y="10.86cm">
          <draw:text-box>
            <text:p text:style-name="P1"><text:span text:style-name="T4">1000</text:span></text:p>
          </draw:text-box>
        </draw:frame>
        <draw:line draw:style-name="gr4" draw:text-style-name="P5" draw:layer="layout" svg:x1="5.873cm" svg:y1="11.36cm" svg:x2="5.873cm" svg:y2="10.882cm">
          <text:p/>
        </draw:line>
        <draw:line draw:style-name="gr4" draw:text-style-name="P5" draw:layer="layout" svg:x1="7.33cm" svg:y1="11.36cm" svg:x2="7.33cm" svg:y2="10.882cm">
          <text:p/>
        </draw:line>
        <draw:line draw:style-name="gr4" draw:text-style-name="P5" draw:layer="layout" svg:x1="8.788cm" svg:y1="11.36cm" svg:x2="8.788cm" svg:y2="10.882cm">
          <text:p/>
        </draw:line>
        <draw:line draw:style-name="gr4" draw:text-style-name="P5" draw:layer="layout" svg:x1="10.869cm" svg:y1="11.36cm" svg:x2="10.869cm" svg:y2="10.882cm">
          <text:p/>
        </draw:line>
        <draw:line draw:style-name="gr4" draw:text-style-name="P5" draw:layer="layout" svg:x1="11.911cm" svg:y1="11.36cm" svg:x2="11.911cm" svg:y2="10.882cm">
          <text:p/>
        </draw:line>
        <draw:line draw:style-name="gr4" draw:text-style-name="P5" draw:layer="layout" svg:x1="12.817cm" svg:y1="11.36cm" svg:x2="12.817cm" svg:y2="10.882cm">
          <text:p/>
        </draw:line>
        <draw:line draw:style-name="gr4" draw:text-style-name="P5" draw:layer="layout" svg:x1="14.275cm" svg:y1="11.36cm" svg:x2="14.275cm" svg:y2="10.882cm">
          <text:p/>
        </draw:line>
        <draw:line draw:style-name="gr4" draw:text-style-name="P5" draw:layer="layout" svg:x1="15.733cm" svg:y1="11.36cm" svg:x2="15.733cm" svg:y2="10.882cm">
          <text:p/>
        </draw:line>
        <draw:line draw:style-name="gr4" draw:text-style-name="P5" draw:layer="layout" svg:x1="17.814cm" svg:y1="11.36cm" svg:x2="17.814cm" svg:y2="10.882cm">
          <text:p/>
        </draw:line>
        <draw:line draw:style-name="gr4" draw:text-style-name="P5" draw:layer="layout" svg:x1="18.856cm" svg:y1="11.36cm" svg:x2="18.856cm" svg:y2="10.882cm">
          <text:p/>
        </draw:line>
        <draw:line draw:style-name="gr4" draw:text-style-name="P5" draw:layer="layout" svg:x1="19.762cm" svg:y1="11.36cm" svg:x2="19.762cm" svg:y2="10.882cm">
          <text:p/>
        </draw:line>
        <draw:line draw:style-name="gr4" draw:text-style-name="P5" draw:layer="layout" svg:x1="3.454cm" svg:y1="11.367cm" svg:x2="19.769cm" svg:y2="11.367cm">
          <text:p/>
        </draw:line>
        <draw:line draw:style-name="gr4" draw:text-style-name="P5" draw:layer="layout" svg:x1="3.462cm" svg:y1="11.852cm" svg:x2="3.462cm" svg:y2="11.374cm">
          <text:p/>
        </draw:line>
        <draw:frame draw:style-name="gr5" draw:text-style-name="P6" draw:layer="layout" svg:width="0.982cm" svg:height="0.446cm" svg:x="4.885cm" svg:y="10.86cm">
          <draw:text-box>
            <text:p text:style-name="P1"><text:span text:style-name="T4">0111</text:span></text:p>
          </draw:text-box>
        </draw:frame>
        <draw:line draw:style-name="gr4" draw:text-style-name="P5" draw:layer="layout" svg:x1="4.667cm" svg:y1="11.852cm" svg:x2="4.667cm" svg:y2="11.374cm">
          <text:p/>
        </draw:line>
        <draw:frame draw:style-name="gr5" draw:text-style-name="P6" draw:layer="layout" svg:width="0.982cm" svg:height="0.446cm" svg:x="3.68cm" svg:y="11.352cm">
          <draw:text-box>
            <text:p text:style-name="P1"><text:span text:style-name="T4">0110</text:span></text:p>
          </draw:text-box>
        </draw:frame>
        <draw:line draw:style-name="gr4" draw:text-style-name="P5" draw:layer="layout" svg:x1="5.873cm" svg:y1="11.852cm" svg:x2="5.873cm" svg:y2="11.374cm">
          <text:p/>
        </draw:line>
        <draw:line draw:style-name="gr4" draw:text-style-name="P5" draw:layer="layout" svg:x1="7.33cm" svg:y1="11.852cm" svg:x2="7.33cm" svg:y2="11.374cm">
          <text:p/>
        </draw:line>
        <draw:line draw:style-name="gr4" draw:text-style-name="P5" draw:layer="layout" svg:x1="8.788cm" svg:y1="11.852cm" svg:x2="8.788cm" svg:y2="11.374cm">
          <text:p/>
        </draw:line>
        <draw:line draw:style-name="gr4" draw:text-style-name="P5" draw:layer="layout" svg:x1="10.869cm" svg:y1="11.852cm" svg:x2="10.869cm" svg:y2="11.374cm">
          <text:p/>
        </draw:line>
        <draw:line draw:style-name="gr4" draw:text-style-name="P5" draw:layer="layout" svg:x1="11.911cm" svg:y1="11.852cm" svg:x2="11.911cm" svg:y2="11.374cm">
          <text:p/>
        </draw:line>
        <draw:line draw:style-name="gr4" draw:text-style-name="P5" draw:layer="layout" svg:x1="12.817cm" svg:y1="11.852cm" svg:x2="12.817cm" svg:y2="11.374cm">
          <text:p/>
        </draw:line>
        <draw:line draw:style-name="gr4" draw:text-style-name="P5" draw:layer="layout" svg:x1="14.275cm" svg:y1="11.852cm" svg:x2="14.275cm" svg:y2="11.374cm">
          <text:p/>
        </draw:line>
        <draw:line draw:style-name="gr4" draw:text-style-name="P5" draw:layer="layout" svg:x1="15.733cm" svg:y1="11.852cm" svg:x2="15.733cm" svg:y2="11.374cm">
          <text:p/>
        </draw:line>
        <draw:line draw:style-name="gr4" draw:text-style-name="P5" draw:layer="layout" svg:x1="17.814cm" svg:y1="11.852cm" svg:x2="17.814cm" svg:y2="11.374cm">
          <text:p/>
        </draw:line>
        <draw:line draw:style-name="gr4" draw:text-style-name="P5" draw:layer="layout" svg:x1="18.856cm" svg:y1="11.852cm" svg:x2="18.856cm" svg:y2="11.374cm">
          <text:p/>
        </draw:line>
        <draw:line draw:style-name="gr4" draw:text-style-name="P5" draw:layer="layout" svg:x1="19.762cm" svg:y1="11.852cm" svg:x2="19.762cm" svg:y2="11.374cm">
          <text:p/>
        </draw:line>
        <draw:line draw:style-name="gr4" draw:text-style-name="P5" draw:layer="layout" svg:x1="3.454cm" svg:y1="11.859cm" svg:x2="19.769cm" svg:y2="11.859cm">
          <text:p/>
        </draw:line>
        <draw:frame draw:style-name="gr5" draw:text-style-name="P6" draw:layer="layout" svg:width="0.982cm" svg:height="0.446cm" svg:x="4.885cm" svg:y="11.352cm">
          <draw:text-box>
            <text:p text:style-name="P1"><text:span text:style-name="T4">1010</text:span></text:p>
          </draw:text-box>
        </draw:frame>
        <draw:line draw:style-name="gr4" draw:text-style-name="P5" draw:layer="layout" svg:x1="3.454cm" svg:y1="12.899cm" svg:x2="19.769cm" svg:y2="12.899cm">
          <text:p/>
        </draw:line>
        <draw:line draw:style-name="gr4" draw:text-style-name="P5" draw:layer="layout" svg:x1="3.462cm" svg:y1="13.384cm" svg:x2="3.462cm" svg:y2="12.906cm">
          <text:p/>
        </draw:line>
        <draw:frame draw:style-name="gr5" draw:text-style-name="P6" draw:layer="layout" svg:width="13.365cm" svg:height="0.446cm" svg:x="3.455cm" svg:y="12.023cm">
          <draw:text-box>
            <text:p text:style-name="P1"><text:span text:style-name="T4">Completar la siguiente tabla indicando los resultados para Op1 - Op2</text:span></text:p>
          </draw:text-box>
        </draw:frame>
        <draw:line draw:style-name="gr4" draw:text-style-name="P5" draw:layer="layout" svg:x1="5.873cm" svg:y1="13.384cm" svg:x2="5.873cm" svg:y2="12.906cm">
          <text:p/>
        </draw:line>
        <draw:frame draw:style-name="gr5" draw:text-style-name="P6" draw:layer="layout" svg:width="2.106cm" svg:height="0.446cm" svg:x="3.763cm" svg:y="12.884cm">
          <draw:text-box>
            <text:p text:style-name="P1"><text:span text:style-name="T4">Operandos</text:span></text:p>
          </draw:text-box>
        </draw:frame>
        <draw:line draw:style-name="gr4" draw:text-style-name="P5" draw:layer="layout" svg:x1="12.817cm" svg:y1="13.384cm" svg:x2="12.817cm" svg:y2="12.906cm">
          <text:p/>
        </draw:line>
        <draw:frame draw:style-name="gr5" draw:text-style-name="P6" draw:layer="layout" svg:width="1.752cm" svg:height="0.446cm" svg:x="8.585cm" svg:y="12.884cm">
          <draw:text-box>
            <text:p text:style-name="P1"><text:span text:style-name="T4">Sin signo</text:span></text:p>
          </draw:text-box>
        </draw:frame>
        <draw:line draw:style-name="gr4" draw:text-style-name="P5" draw:layer="layout" svg:x1="19.762cm" svg:y1="13.384cm" svg:x2="19.762cm" svg:y2="12.906cm">
          <text:p/>
        </draw:line>
        <draw:line draw:style-name="gr4" draw:text-style-name="P5" draw:layer="layout" svg:x1="3.454cm" svg:y1="13.391cm" svg:x2="19.769cm" svg:y2="13.391cm">
          <text:p/>
        </draw:line>
        <draw:line draw:style-name="gr4" draw:text-style-name="P5" draw:layer="layout" svg:x1="3.462cm" svg:y1="13.876cm" svg:x2="3.462cm" svg:y2="13.398cm">
          <text:p/>
        </draw:line>
        <draw:frame draw:style-name="gr5" draw:text-style-name="P6" draw:layer="layout" svg:width="3.44cm" svg:height="0.446cm" svg:x="14.81cm" svg:y="12.884cm">
          <draw:text-box>
            <text:p text:style-name="P1"><text:span text:style-name="T4">Complemento a 2</text:span></text:p>
          </draw:text-box>
        </draw:frame>
        <draw:line draw:style-name="gr4" draw:text-style-name="P5" draw:layer="layout" svg:x1="4.667cm" svg:y1="13.876cm" svg:x2="4.667cm" svg:y2="13.398cm">
          <text:p/>
        </draw:line>
        <draw:frame draw:style-name="gr5" draw:text-style-name="P6" draw:layer="layout" svg:width="0.795cm" svg:height="0.446cm" svg:x="3.712cm" svg:y="13.376cm">
          <draw:text-box>
            <text:p text:style-name="P1"><text:span text:style-name="T4">Op1</text:span></text:p>
          </draw:text-box>
        </draw:frame>
        <draw:line draw:style-name="gr4" draw:text-style-name="P5" draw:layer="layout" svg:x1="5.873cm" svg:y1="13.876cm" svg:x2="5.873cm" svg:y2="13.398cm">
          <text:p/>
        </draw:line>
        <draw:frame draw:style-name="gr5" draw:text-style-name="P6" draw:layer="layout" svg:width="0.795cm" svg:height="0.446cm" svg:x="4.918cm" svg:y="13.376cm">
          <draw:text-box>
            <text:p text:style-name="P1"><text:span text:style-name="T4">Op2</text:span></text:p>
          </draw:text-box>
        </draw:frame>
        <draw:frame draw:style-name="gr5" draw:text-style-name="P6" draw:layer="layout" svg:width="0.795cm" svg:height="0.446cm" svg:x="6.091cm" svg:y="13.376cm">
          <draw:text-box>
            <text:p text:style-name="P1"><text:span text:style-name="T4">Op1</text:span></text:p>
          </draw:text-box>
        </draw:frame>
        <draw:line draw:style-name="gr4" draw:text-style-name="P5" draw:layer="layout" svg:x1="7.33cm" svg:y1="13.876cm" svg:x2="7.33cm" svg:y2="13.398cm">
          <text:p/>
        </draw:line>
        <draw:frame draw:style-name="gr6" draw:text-style-name="P7" draw:layer="layout" svg:width="0.358cm" svg:height="0.327cm" svg:x="6.796cm" svg:y="13.53cm">
          <draw:text-box>
            <text:p text:style-name="P1"><text:span text:style-name="T5">10</text:span></text:p>
          </draw:text-box>
        </draw:frame>
        <draw:frame draw:style-name="gr5" draw:text-style-name="P6" draw:layer="layout" svg:width="0.795cm" svg:height="0.446cm" svg:x="7.549cm" svg:y="13.376cm">
          <draw:text-box>
            <text:p text:style-name="P1"><text:span text:style-name="T4">Op2</text:span></text:p>
          </draw:text-box>
        </draw:frame>
        <draw:line draw:style-name="gr4" draw:text-style-name="P5" draw:layer="layout" svg:x1="8.788cm" svg:y1="13.876cm" svg:x2="8.788cm" svg:y2="13.398cm">
          <text:p/>
        </draw:line>
        <draw:frame draw:style-name="gr6" draw:text-style-name="P7" draw:layer="layout" svg:width="0.358cm" svg:height="0.327cm" svg:x="8.254cm" svg:y="13.53cm">
          <draw:text-box>
            <text:p text:style-name="P1"><text:span text:style-name="T5">10</text:span></text:p>
          </draw:text-box>
        </draw:frame>
        <draw:line draw:style-name="gr4" draw:text-style-name="P5" draw:layer="layout" svg:x1="10.869cm" svg:y1="13.876cm" svg:x2="10.869cm" svg:y2="13.398cm">
          <text:p/>
        </draw:line>
        <draw:frame draw:style-name="gr5" draw:text-style-name="P6" draw:layer="layout" svg:width="1.687cm" svg:height="0.446cm" svg:x="9.006cm" svg:y="13.376cm">
          <draw:text-box>
            <text:p text:style-name="P1"><text:span text:style-name="T4">Res (</text:span><text:span text:style-name="T6">bits</text:span><text:span text:style-name="T4">)</text:span></text:p>
          </draw:text-box>
        </draw:frame>
        <draw:line draw:style-name="gr4" draw:text-style-name="P5" draw:layer="layout" svg:x1="11.911cm" svg:y1="13.876cm" svg:x2="11.911cm" svg:y2="13.398cm">
          <text:p/>
        </draw:line>
        <draw:frame draw:style-name="gr5" draw:text-style-name="P6" draw:layer="layout" svg:width="0.707cm" svg:height="0.446cm" svg:x="11.088cm" svg:y="13.376cm">
          <draw:text-box>
            <text:p text:style-name="P1"><text:span text:style-name="T4">Res</text:span></text:p>
          </draw:text-box>
        </draw:frame>
        <draw:line draw:style-name="gr4" draw:text-style-name="P5" draw:layer="layout" svg:x1="12.817cm" svg:y1="13.876cm" svg:x2="12.817cm" svg:y2="13.398cm">
          <text:p/>
        </draw:line>
        <draw:frame draw:style-name="gr5" draw:text-style-name="P6" draw:layer="layout" svg:width="0.47cm" svg:height="0.446cm" svg:x="12.13cm" svg:y="13.376cm">
          <draw:text-box>
            <text:p text:style-name="P1"><text:span text:style-name="T4">V?</text:span></text:p>
          </draw:text-box>
        </draw:frame>
        <draw:frame draw:style-name="gr5" draw:text-style-name="P6" draw:layer="layout" svg:width="0.795cm" svg:height="0.446cm" svg:x="13.036cm" svg:y="13.376cm">
          <draw:text-box>
            <text:p text:style-name="P1"><text:span text:style-name="T4">Op1</text:span></text:p>
          </draw:text-box>
        </draw:frame>
        <draw:line draw:style-name="gr4" draw:text-style-name="P5" draw:layer="layout" svg:x1="14.275cm" svg:y1="13.876cm" svg:x2="14.275cm" svg:y2="13.398cm">
          <text:p/>
        </draw:line>
        <draw:frame draw:style-name="gr6" draw:text-style-name="P7" draw:layer="layout" svg:width="0.358cm" svg:height="0.327cm" svg:x="13.741cm" svg:y="13.53cm">
          <draw:text-box>
            <text:p text:style-name="P1"><text:span text:style-name="T5">10</text:span></text:p>
          </draw:text-box>
        </draw:frame>
        <draw:frame draw:style-name="gr5" draw:text-style-name="P6" draw:layer="layout" svg:width="0.795cm" svg:height="0.446cm" svg:x="14.494cm" svg:y="13.376cm">
          <draw:text-box>
            <text:p text:style-name="P1"><text:span text:style-name="T4">Op2</text:span></text:p>
          </draw:text-box>
        </draw:frame>
        <draw:line draw:style-name="gr4" draw:text-style-name="P5" draw:layer="layout" svg:x1="15.733cm" svg:y1="13.876cm" svg:x2="15.733cm" svg:y2="13.398cm">
          <text:p/>
        </draw:line>
        <draw:frame draw:style-name="gr6" draw:text-style-name="P7" draw:layer="layout" svg:width="0.358cm" svg:height="0.327cm" svg:x="15.199cm" svg:y="13.53cm">
          <draw:text-box>
            <text:p text:style-name="P1"><text:span text:style-name="T5">10</text:span></text:p>
          </draw:text-box>
        </draw:frame>
        <draw:line draw:style-name="gr4" draw:text-style-name="P5" draw:layer="layout" svg:x1="17.814cm" svg:y1="13.876cm" svg:x2="17.814cm" svg:y2="13.398cm">
          <text:p/>
        </draw:line>
        <draw:frame draw:style-name="gr5" draw:text-style-name="P6" draw:layer="layout" svg:width="1.687cm" svg:height="0.446cm" svg:x="15.951cm" svg:y="13.376cm">
          <draw:text-box>
            <text:p text:style-name="P1"><text:span text:style-name="T4">Res (</text:span><text:span text:style-name="T6">bits</text:span><text:span text:style-name="T4">)</text:span></text:p>
          </draw:text-box>
        </draw:frame>
        <draw:line draw:style-name="gr4" draw:text-style-name="P5" draw:layer="layout" svg:x1="18.856cm" svg:y1="13.876cm" svg:x2="18.856cm" svg:y2="13.398cm">
          <text:p/>
        </draw:line>
        <draw:frame draw:style-name="gr5" draw:text-style-name="P6" draw:layer="layout" svg:width="0.707cm" svg:height="0.446cm" svg:x="18.033cm" svg:y="13.376cm">
          <draw:text-box>
            <text:p text:style-name="P1"><text:span text:style-name="T4">Res</text:span></text:p>
          </draw:text-box>
        </draw:frame>
        <draw:line draw:style-name="gr4" draw:text-style-name="P5" draw:layer="layout" svg:x1="19.762cm" svg:y1="13.876cm" svg:x2="19.762cm" svg:y2="13.398cm">
          <text:p/>
        </draw:line>
        <draw:line draw:style-name="gr4" draw:text-style-name="P5" draw:layer="layout" svg:x1="3.454cm" svg:y1="13.883cm" svg:x2="19.769cm" svg:y2="13.883cm">
          <text:p/>
        </draw:line>
        <draw:line draw:style-name="gr4" draw:text-style-name="P5" draw:layer="layout" svg:x1="3.462cm" svg:y1="14.368cm" svg:x2="3.462cm" svg:y2="13.891cm">
          <text:p/>
        </draw:line>
        <draw:frame draw:style-name="gr5" draw:text-style-name="P6" draw:layer="layout" svg:width="0.47cm" svg:height="0.446cm" svg:x="19.075cm" svg:y="13.376cm">
          <draw:text-box>
            <text:p text:style-name="P1"><text:span text:style-name="T4">V?</text:span></text:p>
          </draw:text-box>
        </draw:frame>
        <draw:line draw:style-name="gr4" draw:text-style-name="P5" draw:layer="layout" svg:x1="4.667cm" svg:y1="14.368cm" svg:x2="4.667cm" svg:y2="13.891cm">
          <text:p/>
        </draw:line>
        <draw:frame draw:style-name="gr5" draw:text-style-name="P6" draw:layer="layout" svg:width="0.982cm" svg:height="0.446cm" svg:x="3.68cm" svg:y="13.868cm">
          <draw:text-box>
            <text:p text:style-name="P1"><text:span text:style-name="T4">1000</text:span></text:p>
          </draw:text-box>
        </draw:frame>
        <draw:line draw:style-name="gr4" draw:text-style-name="P5" draw:layer="layout" svg:x1="5.873cm" svg:y1="14.368cm" svg:x2="5.873cm" svg:y2="13.891cm">
          <text:p/>
        </draw:line>
        <draw:frame draw:style-name="gr5" draw:text-style-name="P6" draw:layer="layout" svg:width="0.982cm" svg:height="0.446cm" svg:x="4.885cm" svg:y="13.868cm">
          <draw:text-box>
            <text:p text:style-name="P1"><text:span text:style-name="T4">0010</text:span></text:p>
          </draw:text-box>
        </draw:frame>
        <draw:line draw:style-name="gr4" draw:text-style-name="P5" draw:layer="layout" svg:x1="7.33cm" svg:y1="14.368cm" svg:x2="7.33cm" svg:y2="13.891cm">
          <text:p/>
        </draw:line>
        <draw:frame draw:style-name="gr5" draw:text-style-name="P6" draw:layer="layout" svg:width="0.384cm" svg:height="0.446cm" svg:x="6.506cm" svg:y="13.868cm">
          <draw:text-box>
            <text:p text:style-name="P1"><text:span text:style-name="T4">8</text:span></text:p>
          </draw:text-box>
        </draw:frame>
        <draw:line draw:style-name="gr4" draw:text-style-name="P5" draw:layer="layout" svg:x1="8.788cm" svg:y1="14.368cm" svg:x2="8.788cm" svg:y2="13.891cm">
          <text:p/>
        </draw:line>
        <draw:frame draw:style-name="gr5" draw:text-style-name="P6" draw:layer="layout" svg:width="0.384cm" svg:height="0.446cm" svg:x="7.963cm" svg:y="13.868cm">
          <draw:text-box>
            <text:p text:style-name="P1"><text:span text:style-name="T4">2</text:span></text:p>
          </draw:text-box>
        </draw:frame>
        <draw:line draw:style-name="gr4" draw:text-style-name="P5" draw:layer="layout" svg:x1="10.869cm" svg:y1="14.368cm" svg:x2="10.869cm" svg:y2="13.891cm">
          <text:p/>
        </draw:line>
        <draw:frame draw:style-name="gr5" draw:text-style-name="P6" draw:layer="layout" svg:width="0.982cm" svg:height="0.446cm" svg:x="9.444cm" svg:y="13.868cm">
          <draw:text-box>
            <text:p text:style-name="P1"><text:span text:style-name="T4">0110</text:span></text:p>
          </draw:text-box>
        </draw:frame>
        <draw:line draw:style-name="gr4" draw:text-style-name="P5" draw:layer="layout" svg:x1="11.911cm" svg:y1="14.368cm" svg:x2="11.911cm" svg:y2="13.891cm">
          <text:p/>
        </draw:line>
        <draw:frame draw:style-name="gr5" draw:text-style-name="P6" draw:layer="layout" svg:width="0.384cm" svg:height="0.446cm" svg:x="11.295cm" svg:y="13.868cm">
          <draw:text-box>
            <text:p text:style-name="P1"><text:span text:style-name="T4">6</text:span></text:p>
          </draw:text-box>
        </draw:frame>
        <draw:line draw:style-name="gr4" draw:text-style-name="P5" draw:layer="layout" svg:x1="12.817cm" svg:y1="14.368cm" svg:x2="12.817cm" svg:y2="13.891cm">
          <text:p/>
        </draw:line>
        <draw:frame draw:style-name="gr5" draw:text-style-name="P6" draw:layer="layout" svg:width="0.384cm" svg:height="0.446cm" svg:x="12.269cm" svg:y="13.868cm">
          <draw:text-box>
            <text:p text:style-name="P1"><text:span text:style-name="T4">0</text:span></text:p>
          </draw:text-box>
        </draw:frame>
        <draw:line draw:style-name="gr4" draw:text-style-name="P5" draw:layer="layout" svg:x1="14.275cm" svg:y1="14.368cm" svg:x2="14.275cm" svg:y2="13.891cm">
          <text:p/>
        </draw:line>
        <draw:frame draw:style-name="gr5" draw:text-style-name="P6" draw:layer="layout" svg:width="0.386cm" svg:height="0.446cm" svg:x="13.386cm" svg:y="13.868cm">
          <draw:text-box>
            <text:p text:style-name="P1"><text:span text:style-name="T4">-8</text:span></text:p>
          </draw:text-box>
        </draw:frame>
        <draw:line draw:style-name="gr4" draw:text-style-name="P5" draw:layer="layout" svg:x1="15.733cm" svg:y1="14.368cm" svg:x2="15.733cm" svg:y2="13.891cm">
          <text:p/>
        </draw:line>
        <draw:frame draw:style-name="gr5" draw:text-style-name="P6" draw:layer="layout" svg:width="0.384cm" svg:height="0.446cm" svg:x="14.908cm" svg:y="13.868cm">
          <draw:text-box>
            <text:p text:style-name="P1"><text:span text:style-name="T4">2</text:span></text:p>
          </draw:text-box>
        </draw:frame>
        <draw:line draw:style-name="gr4" draw:text-style-name="P5" draw:layer="layout" svg:x1="17.814cm" svg:y1="14.368cm" svg:x2="17.814cm" svg:y2="13.891cm">
          <text:p/>
        </draw:line>
        <draw:frame draw:style-name="gr5" draw:text-style-name="P6" draw:layer="layout" svg:width="0.982cm" svg:height="0.446cm" svg:x="16.389cm" svg:y="13.868cm">
          <draw:text-box>
            <text:p text:style-name="P1"><text:span text:style-name="T4">0110</text:span></text:p>
          </draw:text-box>
        </draw:frame>
        <draw:line draw:style-name="gr4" draw:text-style-name="P5" draw:layer="layout" svg:x1="18.856cm" svg:y1="14.368cm" svg:x2="18.856cm" svg:y2="13.891cm">
          <text:p/>
        </draw:line>
        <draw:frame draw:style-name="gr5" draw:text-style-name="P6" draw:layer="layout" svg:width="0.384cm" svg:height="0.446cm" svg:x="18.239cm" svg:y="13.868cm">
          <draw:text-box>
            <text:p text:style-name="P1"><text:span text:style-name="T4">6</text:span></text:p>
          </draw:text-box>
        </draw:frame>
        <draw:line draw:style-name="gr4" draw:text-style-name="P5" draw:layer="layout" svg:x1="19.762cm" svg:y1="14.368cm" svg:x2="19.762cm" svg:y2="13.891cm">
          <text:p/>
        </draw:line>
        <draw:line draw:style-name="gr4" draw:text-style-name="P5" draw:layer="layout" svg:x1="3.454cm" svg:y1="14.376cm" svg:x2="19.769cm" svg:y2="14.376cm">
          <text:p/>
        </draw:line>
        <draw:line draw:style-name="gr4" draw:text-style-name="P5" draw:layer="layout" svg:x1="3.462cm" svg:y1="14.861cm" svg:x2="3.462cm" svg:y2="14.383cm">
          <text:p/>
        </draw:line>
        <draw:frame draw:style-name="gr5" draw:text-style-name="P6" draw:layer="layout" svg:width="0.384cm" svg:height="0.446cm" svg:x="19.214cm" svg:y="13.868cm">
          <draw:text-box>
            <text:p text:style-name="P1"><text:span text:style-name="T4">1</text:span></text:p>
          </draw:text-box>
        </draw:frame>
        <draw:line draw:style-name="gr4" draw:text-style-name="P5" draw:layer="layout" svg:x1="4.667cm" svg:y1="14.861cm" svg:x2="4.667cm" svg:y2="14.383cm">
          <text:p/>
        </draw:line>
        <draw:frame draw:style-name="gr5" draw:text-style-name="P6" draw:layer="layout" svg:width="0.982cm" svg:height="0.446cm" svg:x="3.68cm" svg:y="14.36cm">
          <draw:text-box>
            <text:p text:style-name="P1"><text:span text:style-name="T4">0001</text:span></text:p>
          </draw:text-box>
        </draw:frame>
        <draw:line draw:style-name="gr4" draw:text-style-name="P5" draw:layer="layout" svg:x1="5.873cm" svg:y1="14.861cm" svg:x2="5.873cm" svg:y2="14.383cm">
          <text:p/>
        </draw:line>
        <draw:line draw:style-name="gr4" draw:text-style-name="P5" draw:layer="layout" svg:x1="7.33cm" svg:y1="14.861cm" svg:x2="7.33cm" svg:y2="14.383cm">
          <text:p/>
        </draw:line>
        <draw:line draw:style-name="gr4" draw:text-style-name="P5" draw:layer="layout" svg:x1="8.788cm" svg:y1="14.861cm" svg:x2="8.788cm" svg:y2="14.383cm">
          <text:p/>
        </draw:line>
        <draw:line draw:style-name="gr4" draw:text-style-name="P5" draw:layer="layout" svg:x1="10.869cm" svg:y1="14.861cm" svg:x2="10.869cm" svg:y2="14.383cm">
          <text:p/>
        </draw:line>
        <draw:line draw:style-name="gr4" draw:text-style-name="P5" draw:layer="layout" svg:x1="11.911cm" svg:y1="14.861cm" svg:x2="11.911cm" svg:y2="14.383cm">
          <text:p/>
        </draw:line>
        <draw:line draw:style-name="gr4" draw:text-style-name="P5" draw:layer="layout" svg:x1="12.817cm" svg:y1="14.861cm" svg:x2="12.817cm" svg:y2="14.383cm">
          <text:p/>
        </draw:line>
        <draw:line draw:style-name="gr4" draw:text-style-name="P5" draw:layer="layout" svg:x1="14.275cm" svg:y1="14.861cm" svg:x2="14.275cm" svg:y2="14.383cm">
          <text:p/>
        </draw:line>
        <draw:line draw:style-name="gr4" draw:text-style-name="P5" draw:layer="layout" svg:x1="15.733cm" svg:y1="14.861cm" svg:x2="15.733cm" svg:y2="14.383cm">
          <text:p/>
        </draw:line>
        <draw:line draw:style-name="gr4" draw:text-style-name="P5" draw:layer="layout" svg:x1="17.814cm" svg:y1="14.861cm" svg:x2="17.814cm" svg:y2="14.383cm">
          <text:p/>
        </draw:line>
        <draw:line draw:style-name="gr4" draw:text-style-name="P5" draw:layer="layout" svg:x1="18.856cm" svg:y1="14.861cm" svg:x2="18.856cm" svg:y2="14.383cm">
          <text:p/>
        </draw:line>
        <draw:line draw:style-name="gr4" draw:text-style-name="P5" draw:layer="layout" svg:x1="19.762cm" svg:y1="14.861cm" svg:x2="19.762cm" svg:y2="14.383cm">
          <text:p/>
        </draw:line>
        <draw:line draw:style-name="gr4" draw:text-style-name="P5" draw:layer="layout" svg:x1="3.454cm" svg:y1="14.868cm" svg:x2="19.769cm" svg:y2="14.868cm">
          <text:p/>
        </draw:line>
        <draw:line draw:style-name="gr4" draw:text-style-name="P5" draw:layer="layout" svg:x1="3.462cm" svg:y1="15.353cm" svg:x2="3.462cm" svg:y2="14.875cm">
          <text:p/>
        </draw:line>
        <draw:frame draw:style-name="gr5" draw:text-style-name="P6" draw:layer="layout" svg:width="0.982cm" svg:height="0.446cm" svg:x="4.885cm" svg:y="14.36cm">
          <draw:text-box>
            <text:p text:style-name="P1"><text:span text:style-name="T4">1111</text:span></text:p>
          </draw:text-box>
        </draw:frame>
        <draw:line draw:style-name="gr4" draw:text-style-name="P5" draw:layer="layout" svg:x1="4.667cm" svg:y1="15.353cm" svg:x2="4.667cm" svg:y2="14.875cm">
          <text:p/>
        </draw:line>
        <draw:frame draw:style-name="gr5" draw:text-style-name="P6" draw:layer="layout" svg:width="0.982cm" svg:height="0.446cm" svg:x="3.68cm" svg:y="14.853cm">
          <draw:text-box>
            <text:p text:style-name="P1"><text:span text:style-name="T4">0101</text:span></text:p>
          </draw:text-box>
        </draw:frame>
        <draw:line draw:style-name="gr4" draw:text-style-name="P5" draw:layer="layout" svg:x1="5.873cm" svg:y1="15.353cm" svg:x2="5.873cm" svg:y2="14.875cm">
          <text:p/>
        </draw:line>
        <draw:line draw:style-name="gr4" draw:text-style-name="P5" draw:layer="layout" svg:x1="7.33cm" svg:y1="15.353cm" svg:x2="7.33cm" svg:y2="14.875cm">
          <text:p/>
        </draw:line>
        <draw:line draw:style-name="gr4" draw:text-style-name="P5" draw:layer="layout" svg:x1="8.788cm" svg:y1="15.353cm" svg:x2="8.788cm" svg:y2="14.875cm">
          <text:p/>
        </draw:line>
        <draw:line draw:style-name="gr4" draw:text-style-name="P5" draw:layer="layout" svg:x1="10.869cm" svg:y1="15.353cm" svg:x2="10.869cm" svg:y2="14.875cm">
          <text:p/>
        </draw:line>
        <draw:line draw:style-name="gr4" draw:text-style-name="P5" draw:layer="layout" svg:x1="11.911cm" svg:y1="15.353cm" svg:x2="11.911cm" svg:y2="14.875cm">
          <text:p/>
        </draw:line>
        <draw:line draw:style-name="gr4" draw:text-style-name="P5" draw:layer="layout" svg:x1="12.817cm" svg:y1="15.353cm" svg:x2="12.817cm" svg:y2="14.875cm">
          <text:p/>
        </draw:line>
        <draw:line draw:style-name="gr4" draw:text-style-name="P5" draw:layer="layout" svg:x1="14.275cm" svg:y1="15.353cm" svg:x2="14.275cm" svg:y2="14.875cm">
          <text:p/>
        </draw:line>
        <draw:line draw:style-name="gr4" draw:text-style-name="P5" draw:layer="layout" svg:x1="15.733cm" svg:y1="15.353cm" svg:x2="15.733cm" svg:y2="14.875cm">
          <text:p/>
        </draw:line>
        <draw:line draw:style-name="gr4" draw:text-style-name="P5" draw:layer="layout" svg:x1="17.814cm" svg:y1="15.353cm" svg:x2="17.814cm" svg:y2="14.875cm">
          <text:p/>
        </draw:line>
        <draw:line draw:style-name="gr4" draw:text-style-name="P5" draw:layer="layout" svg:x1="18.856cm" svg:y1="15.353cm" svg:x2="18.856cm" svg:y2="14.875cm">
          <text:p/>
        </draw:line>
        <draw:line draw:style-name="gr4" draw:text-style-name="P5" draw:layer="layout" svg:x1="19.762cm" svg:y1="15.353cm" svg:x2="19.762cm" svg:y2="14.875cm">
          <text:p/>
        </draw:line>
        <draw:line draw:style-name="gr4" draw:text-style-name="P5" draw:layer="layout" svg:x1="3.454cm" svg:y1="15.36cm" svg:x2="19.769cm" svg:y2="15.36cm">
          <text:p/>
        </draw:line>
        <draw:line draw:style-name="gr4" draw:text-style-name="P5" draw:layer="layout" svg:x1="3.462cm" svg:y1="15.845cm" svg:x2="3.462cm" svg:y2="15.367cm">
          <text:p/>
        </draw:line>
        <draw:frame draw:style-name="gr5" draw:text-style-name="P6" draw:layer="layout" svg:width="0.982cm" svg:height="0.446cm" svg:x="4.885cm" svg:y="14.853cm">
          <draw:text-box>
            <text:p text:style-name="P1"><text:span text:style-name="T4">0101</text:span></text:p>
          </draw:text-box>
        </draw:frame>
        <draw:line draw:style-name="gr4" draw:text-style-name="P5" draw:layer="layout" svg:x1="4.667cm" svg:y1="15.845cm" svg:x2="4.667cm" svg:y2="15.367cm">
          <text:p/>
        </draw:line>
        <draw:frame draw:style-name="gr5" draw:text-style-name="P6" draw:layer="layout" svg:width="0.982cm" svg:height="0.446cm" svg:x="3.68cm" svg:y="15.345cm">
          <draw:text-box>
            <text:p text:style-name="P1"><text:span text:style-name="T4">1000</text:span></text:p>
          </draw:text-box>
        </draw:frame>
        <draw:line draw:style-name="gr4" draw:text-style-name="P5" draw:layer="layout" svg:x1="5.873cm" svg:y1="15.845cm" svg:x2="5.873cm" svg:y2="15.367cm">
          <text:p/>
        </draw:line>
        <draw:line draw:style-name="gr4" draw:text-style-name="P5" draw:layer="layout" svg:x1="7.33cm" svg:y1="15.845cm" svg:x2="7.33cm" svg:y2="15.367cm">
          <text:p/>
        </draw:line>
        <draw:line draw:style-name="gr4" draw:text-style-name="P5" draw:layer="layout" svg:x1="8.788cm" svg:y1="15.845cm" svg:x2="8.788cm" svg:y2="15.367cm">
          <text:p/>
        </draw:line>
        <draw:line draw:style-name="gr4" draw:text-style-name="P5" draw:layer="layout" svg:x1="10.869cm" svg:y1="15.845cm" svg:x2="10.869cm" svg:y2="15.367cm">
          <text:p/>
        </draw:line>
        <draw:line draw:style-name="gr4" draw:text-style-name="P5" draw:layer="layout" svg:x1="11.911cm" svg:y1="15.845cm" svg:x2="11.911cm" svg:y2="15.367cm">
          <text:p/>
        </draw:line>
        <draw:line draw:style-name="gr4" draw:text-style-name="P5" draw:layer="layout" svg:x1="12.817cm" svg:y1="15.845cm" svg:x2="12.817cm" svg:y2="15.367cm">
          <text:p/>
        </draw:line>
        <draw:line draw:style-name="gr4" draw:text-style-name="P5" draw:layer="layout" svg:x1="14.275cm" svg:y1="15.845cm" svg:x2="14.275cm" svg:y2="15.367cm">
          <text:p/>
        </draw:line>
        <draw:line draw:style-name="gr4" draw:text-style-name="P5" draw:layer="layout" svg:x1="15.733cm" svg:y1="15.845cm" svg:x2="15.733cm" svg:y2="15.367cm">
          <text:p/>
        </draw:line>
        <draw:line draw:style-name="gr4" draw:text-style-name="P5" draw:layer="layout" svg:x1="17.814cm" svg:y1="15.845cm" svg:x2="17.814cm" svg:y2="15.367cm">
          <text:p/>
        </draw:line>
        <draw:line draw:style-name="gr4" draw:text-style-name="P5" draw:layer="layout" svg:x1="18.856cm" svg:y1="15.845cm" svg:x2="18.856cm" svg:y2="15.367cm">
          <text:p/>
        </draw:line>
        <draw:line draw:style-name="gr4" draw:text-style-name="P5" draw:layer="layout" svg:x1="19.762cm" svg:y1="15.845cm" svg:x2="19.762cm" svg:y2="15.367cm">
          <text:p/>
        </draw:line>
        <draw:line draw:style-name="gr4" draw:text-style-name="P5" draw:layer="layout" svg:x1="3.454cm" svg:y1="15.852cm" svg:x2="19.769cm" svg:y2="15.852cm">
          <text:p/>
        </draw:line>
        <draw:line draw:style-name="gr4" draw:text-style-name="P5" draw:layer="layout" svg:x1="3.462cm" svg:y1="16.337cm" svg:x2="3.462cm" svg:y2="15.859cm">
          <text:p/>
        </draw:line>
        <draw:frame draw:style-name="gr5" draw:text-style-name="P6" draw:layer="layout" svg:width="0.982cm" svg:height="0.446cm" svg:x="4.885cm" svg:y="15.345cm">
          <draw:text-box>
            <text:p text:style-name="P1"><text:span text:style-name="T4">0111</text:span></text:p>
          </draw:text-box>
        </draw:frame>
        <draw:line draw:style-name="gr4" draw:text-style-name="P5" draw:layer="layout" svg:x1="4.667cm" svg:y1="16.337cm" svg:x2="4.667cm" svg:y2="15.859cm">
          <text:p/>
        </draw:line>
        <draw:frame draw:style-name="gr5" draw:text-style-name="P6" draw:layer="layout" svg:width="0.982cm" svg:height="0.446cm" svg:x="3.68cm" svg:y="15.837cm">
          <draw:text-box>
            <text:p text:style-name="P1"><text:span text:style-name="T4">0110</text:span></text:p>
          </draw:text-box>
        </draw:frame>
        <draw:line draw:style-name="gr4" draw:text-style-name="P5" draw:layer="layout" svg:x1="5.873cm" svg:y1="16.337cm" svg:x2="5.873cm" svg:y2="15.859cm">
          <text:p/>
        </draw:line>
        <draw:line draw:style-name="gr4" draw:text-style-name="P5" draw:layer="layout" svg:x1="7.33cm" svg:y1="16.337cm" svg:x2="7.33cm" svg:y2="15.859cm">
          <text:p/>
        </draw:line>
        <draw:line draw:style-name="gr4" draw:text-style-name="P5" draw:layer="layout" svg:x1="8.788cm" svg:y1="16.337cm" svg:x2="8.788cm" svg:y2="15.859cm">
          <text:p/>
        </draw:line>
        <draw:line draw:style-name="gr4" draw:text-style-name="P5" draw:layer="layout" svg:x1="10.869cm" svg:y1="16.337cm" svg:x2="10.869cm" svg:y2="15.859cm">
          <text:p/>
        </draw:line>
        <draw:line draw:style-name="gr4" draw:text-style-name="P5" draw:layer="layout" svg:x1="11.911cm" svg:y1="16.337cm" svg:x2="11.911cm" svg:y2="15.859cm">
          <text:p/>
        </draw:line>
        <draw:line draw:style-name="gr4" draw:text-style-name="P5" draw:layer="layout" svg:x1="12.817cm" svg:y1="16.337cm" svg:x2="12.817cm" svg:y2="15.859cm">
          <text:p/>
        </draw:line>
        <draw:line draw:style-name="gr4" draw:text-style-name="P5" draw:layer="layout" svg:x1="14.275cm" svg:y1="16.337cm" svg:x2="14.275cm" svg:y2="15.859cm">
          <text:p/>
        </draw:line>
        <draw:line draw:style-name="gr4" draw:text-style-name="P5" draw:layer="layout" svg:x1="15.733cm" svg:y1="16.337cm" svg:x2="15.733cm" svg:y2="15.859cm">
          <text:p/>
        </draw:line>
        <draw:line draw:style-name="gr4" draw:text-style-name="P5" draw:layer="layout" svg:x1="17.814cm" svg:y1="16.337cm" svg:x2="17.814cm" svg:y2="15.859cm">
          <text:p/>
        </draw:line>
        <draw:line draw:style-name="gr4" draw:text-style-name="P5" draw:layer="layout" svg:x1="18.856cm" svg:y1="16.337cm" svg:x2="18.856cm" svg:y2="15.859cm">
          <text:p/>
        </draw:line>
        <draw:line draw:style-name="gr4" draw:text-style-name="P5" draw:layer="layout" svg:x1="19.762cm" svg:y1="16.337cm" svg:x2="19.762cm" svg:y2="15.859cm">
          <text:p/>
        </draw:line>
        <draw:line draw:style-name="gr4" draw:text-style-name="P5" draw:layer="layout" svg:x1="3.454cm" svg:y1="16.344cm" svg:x2="19.769cm" svg:y2="16.344cm">
          <text:p/>
        </draw:line>
        <draw:frame draw:style-name="gr5" draw:text-style-name="P6" draw:layer="layout" svg:width="0.982cm" svg:height="0.446cm" svg:x="4.885cm" svg:y="15.837cm">
          <draw:text-box>
            <text:p text:style-name="P1"><text:span text:style-name="T4">1010</text:span></text:p>
          </draw:text-box>
        </draw:frame>
        <draw:frame draw:style-name="gr3" draw:text-style-name="P4" draw:layer="layout" svg:width="0.51cm" svg:height="0.717cm" svg:x="2.858cm" svg:y="16.848cm">
          <draw:text-box>
            <text:p text:style-name="P1"><text:span text:style-name="T3">5.</text:span></text:p>
          </draw:text-box>
        </draw:frame>
        <draw:frame draw:style-name="gr3" draw:text-style-name="P4" draw:layer="layout" svg:width="8.046cm" svg:height="0.717cm" svg:x="3.87cm" svg:y="16.848cm">
          <draw:text-box>
            <text:p text:style-name="P1"><text:span text:style-name="T3">Validaci´on de los resultados</text:span></text:p>
          </draw:text-box>
        </draw:frame>
        <draw:line draw:style-name="gr4" draw:text-style-name="P5" draw:layer="layout" svg:x1="5.384cm" svg:y1="19.013cm" svg:x2="15.887cm" svg:y2="19.013cm">
          <text:p/>
        </draw:line>
        <draw:line draw:style-name="gr4" draw:text-style-name="P5" draw:layer="layout" svg:x1="5.391cm" svg:y1="19.498cm" svg:x2="5.391cm" svg:y2="19.02cm">
          <text:p/>
        </draw:line>
        <draw:frame draw:style-name="gr5" draw:text-style-name="P6" draw:layer="layout" svg:width="15.371cm" svg:height="0.446cm" svg:x="3.455cm" svg:y="17.82cm">
          <draw:text-box>
            <text:p text:style-name="P1"><text:span text:style-name="T4">Completar la siguiente tabla indicando los resultados utilizando la ALU de 4</text:span><text:span text:style-name="T6"> bits</text:span><text:span text:style-name="T4">.</text:span></text:p>
          </draw:text-box>
        </draw:frame>
        <draw:line draw:style-name="gr4" draw:text-style-name="P5" draw:layer="layout" svg:x1="7.802cm" svg:y1="19.498cm" svg:x2="7.802cm" svg:y2="19.02cm">
          <text:p/>
        </draw:line>
        <draw:frame draw:style-name="gr5" draw:text-style-name="P6" draw:layer="layout" svg:width="2.106cm" svg:height="0.446cm" svg:x="5.692cm" svg:y="18.998cm">
          <draw:text-box>
            <text:p text:style-name="P1"><text:span text:style-name="T4">Operandos</text:span></text:p>
          </draw:text-box>
        </draw:frame>
        <draw:line draw:style-name="gr4" draw:text-style-name="P5" draw:layer="layout" svg:x1="11.841cm" svg:y1="19.498cm" svg:x2="11.841cm" svg:y2="19.02cm">
          <text:p/>
        </draw:line>
        <draw:frame draw:style-name="gr5" draw:text-style-name="P6" draw:layer="layout" svg:width="1.741cm" svg:height="0.446cm" svg:x="9.073cm" svg:y="18.998cm">
          <draw:text-box>
            <text:p text:style-name="P1"><text:span text:style-name="T4">Sumador</text:span></text:p>
          </draw:text-box>
        </draw:frame>
        <draw:line draw:style-name="gr4" draw:text-style-name="P5" draw:layer="layout" svg:x1="15.88cm" svg:y1="19.498cm" svg:x2="15.88cm" svg:y2="19.02cm">
          <text:p/>
        </draw:line>
        <draw:line draw:style-name="gr4" draw:text-style-name="P5" draw:layer="layout" svg:x1="5.384cm" svg:y1="19.505cm" svg:x2="15.887cm" svg:y2="19.505cm">
          <text:p/>
        </draw:line>
        <draw:line draw:style-name="gr4" draw:text-style-name="P5" draw:layer="layout" svg:x1="5.391cm" svg:y1="19.99cm" svg:x2="5.391cm" svg:y2="19.512cm">
          <text:p/>
        </draw:line>
        <draw:frame draw:style-name="gr5" draw:text-style-name="P6" draw:layer="layout" svg:width="1.733cm" svg:height="0.446cm" svg:x="13.109cm" svg:y="18.998cm">
          <draw:text-box>
            <text:p text:style-name="P1"><text:span text:style-name="T4">Restador</text:span></text:p>
          </draw:text-box>
        </draw:frame>
        <draw:line draw:style-name="gr4" draw:text-style-name="P5" draw:layer="layout" svg:x1="6.597cm" svg:y1="19.99cm" svg:x2="6.597cm" svg:y2="19.512cm">
          <text:p/>
        </draw:line>
        <draw:frame draw:style-name="gr5" draw:text-style-name="P6" draw:layer="layout" svg:width="0.384cm" svg:height="0.446cm" svg:x="5.85cm" svg:y="19.49cm">
          <draw:text-box>
            <text:p text:style-name="P1"><text:span text:style-name="T4">A</text:span></text:p>
          </draw:text-box>
        </draw:frame>
        <draw:line draw:style-name="gr4" draw:text-style-name="P5" draw:layer="layout" svg:x1="7.802cm" svg:y1="19.99cm" svg:x2="7.802cm" svg:y2="19.512cm">
          <text:p/>
        </draw:line>
        <draw:frame draw:style-name="gr5" draw:text-style-name="P6" draw:layer="layout" svg:width="0.384cm" svg:height="0.446cm" svg:x="7.064cm" svg:y="19.49cm">
          <draw:text-box>
            <text:p text:style-name="P1"><text:span text:style-name="T4">B</text:span></text:p>
          </draw:text-box>
        </draw:frame>
        <draw:line draw:style-name="gr4" draw:text-style-name="P5" draw:layer="layout" svg:x1="9.008cm" svg:y1="19.99cm" svg:x2="9.008cm" svg:y2="19.512cm">
          <text:p/>
        </draw:line>
        <draw:frame draw:style-name="gr5" draw:text-style-name="P6" draw:layer="layout" svg:width="0.384cm" svg:height="0.446cm" svg:x="8.298cm" svg:y="19.49cm">
          <draw:text-box>
            <text:p text:style-name="P1"><text:span text:style-name="T4">S</text:span></text:p>
          </draw:text-box>
        </draw:frame>
        <draw:line draw:style-name="gr4" draw:text-style-name="P5" draw:layer="layout" svg:x1="9.679cm" svg:y1="19.99cm" svg:x2="9.679cm" svg:y2="19.512cm">
          <text:p/>
        </draw:line>
        <draw:frame draw:style-name="gr5" draw:text-style-name="P6" draw:layer="layout" svg:width="0.384cm" svg:height="0.446cm" svg:x="9.226cm" svg:y="19.49cm">
          <draw:text-box>
            <text:p text:style-name="P1"><text:span text:style-name="T4">Z</text:span></text:p>
          </draw:text-box>
        </draw:frame>
        <draw:line draw:style-name="gr4" draw:text-style-name="P5" draw:layer="layout" svg:x1="10.392cm" svg:y1="19.99cm" svg:x2="10.392cm" svg:y2="19.512cm">
          <text:p/>
        </draw:line>
        <draw:frame draw:style-name="gr5" draw:text-style-name="P6" draw:layer="layout" svg:width="0.384cm" svg:height="0.446cm" svg:x="9.897cm" svg:y="19.49cm">
          <draw:text-box>
            <text:p text:style-name="P1"><text:span text:style-name="T4">C</text:span></text:p>
          </draw:text-box>
        </draw:frame>
        <draw:line draw:style-name="gr4" draw:text-style-name="P5" draw:layer="layout" svg:x1="11.117cm" svg:y1="19.99cm" svg:x2="11.117cm" svg:y2="19.512cm">
          <text:p/>
        </draw:line>
        <draw:frame draw:style-name="gr5" draw:text-style-name="P6" draw:layer="layout" svg:width="0.384cm" svg:height="0.446cm" svg:x="10.611cm" svg:y="19.49cm">
          <draw:text-box>
            <text:p text:style-name="P1"><text:span text:style-name="T4">V</text:span></text:p>
          </draw:text-box>
        </draw:frame>
        <draw:line draw:style-name="gr4" draw:text-style-name="P5" draw:layer="layout" svg:x1="11.841cm" svg:y1="19.99cm" svg:x2="11.841cm" svg:y2="19.512cm">
          <text:p/>
        </draw:line>
        <draw:frame draw:style-name="gr5" draw:text-style-name="P6" draw:layer="layout" svg:width="0.384cm" svg:height="0.446cm" svg:x="11.335cm" svg:y="19.49cm">
          <draw:text-box>
            <text:p text:style-name="P1"><text:span text:style-name="T4">N</text:span></text:p>
          </draw:text-box>
        </draw:frame>
        <draw:line draw:style-name="gr4" draw:text-style-name="P5" draw:layer="layout" svg:x1="13.047cm" svg:y1="19.99cm" svg:x2="13.047cm" svg:y2="19.512cm">
          <text:p/>
        </draw:line>
        <draw:frame draw:style-name="gr5" draw:text-style-name="P6" draw:layer="layout" svg:width="0.384cm" svg:height="0.446cm" svg:x="12.338cm" svg:y="19.49cm">
          <draw:text-box>
            <text:p text:style-name="P1"><text:span text:style-name="T4">S</text:span></text:p>
          </draw:text-box>
        </draw:frame>
        <draw:line draw:style-name="gr4" draw:text-style-name="P5" draw:layer="layout" svg:x1="13.718cm" svg:y1="19.99cm" svg:x2="13.718cm" svg:y2="19.512cm">
          <text:p/>
        </draw:line>
        <draw:frame draw:style-name="gr5" draw:text-style-name="P6" draw:layer="layout" svg:width="0.384cm" svg:height="0.446cm" svg:x="13.265cm" svg:y="19.49cm">
          <draw:text-box>
            <text:p text:style-name="P1"><text:span text:style-name="T4">Z</text:span></text:p>
          </draw:text-box>
        </draw:frame>
        <draw:line draw:style-name="gr4" draw:text-style-name="P5" draw:layer="layout" svg:x1="14.432cm" svg:y1="19.99cm" svg:x2="14.432cm" svg:y2="19.512cm">
          <text:p/>
        </draw:line>
        <draw:frame draw:style-name="gr5" draw:text-style-name="P6" draw:layer="layout" svg:width="0.384cm" svg:height="0.446cm" svg:x="13.936cm" svg:y="19.49cm">
          <draw:text-box>
            <text:p text:style-name="P1"><text:span text:style-name="T4">C</text:span></text:p>
          </draw:text-box>
        </draw:frame>
        <draw:line draw:style-name="gr4" draw:text-style-name="P5" draw:layer="layout" svg:x1="15.156cm" svg:y1="19.99cm" svg:x2="15.156cm" svg:y2="19.512cm">
          <text:p/>
        </draw:line>
        <draw:frame draw:style-name="gr5" draw:text-style-name="P6" draw:layer="layout" svg:width="0.384cm" svg:height="0.446cm" svg:x="14.65cm" svg:y="19.49cm">
          <draw:text-box>
            <text:p text:style-name="P1"><text:span text:style-name="T4">V</text:span></text:p>
          </draw:text-box>
        </draw:frame>
        <draw:line draw:style-name="gr4" draw:text-style-name="P5" draw:layer="layout" svg:x1="15.88cm" svg:y1="19.99cm" svg:x2="15.88cm" svg:y2="19.512cm">
          <text:p/>
        </draw:line>
        <draw:line draw:style-name="gr4" draw:text-style-name="P5" draw:layer="layout" svg:x1="5.384cm" svg:y1="19.997cm" svg:x2="15.887cm" svg:y2="19.997cm">
          <text:p/>
        </draw:line>
        <draw:line draw:style-name="gr4" draw:text-style-name="P5" draw:layer="layout" svg:x1="5.391cm" svg:y1="20.482cm" svg:x2="5.391cm" svg:y2="20.004cm">
          <text:p/>
        </draw:line>
        <draw:frame draw:style-name="gr5" draw:text-style-name="P6" draw:layer="layout" svg:width="0.384cm" svg:height="0.446cm" svg:x="15.374cm" svg:y="19.49cm">
          <draw:text-box>
            <text:p text:style-name="P1"><text:span text:style-name="T4">N</text:span></text:p>
          </draw:text-box>
        </draw:frame>
        <draw:line draw:style-name="gr4" draw:text-style-name="P5" draw:layer="layout" svg:x1="6.597cm" svg:y1="20.482cm" svg:x2="6.597cm" svg:y2="20.004cm">
          <text:p/>
        </draw:line>
        <draw:frame draw:style-name="gr5" draw:text-style-name="P6" draw:layer="layout" svg:width="0.982cm" svg:height="0.446cm" svg:x="5.609cm" svg:y="19.982cm">
          <draw:text-box>
            <text:p text:style-name="P1"><text:span text:style-name="T4">1111</text:span></text:p>
          </draw:text-box>
        </draw:frame>
        <draw:line draw:style-name="gr4" draw:text-style-name="P5" draw:layer="layout" svg:x1="7.802cm" svg:y1="20.482cm" svg:x2="7.802cm" svg:y2="20.004cm">
          <text:p/>
        </draw:line>
        <draw:frame draw:style-name="gr5" draw:text-style-name="P6" draw:layer="layout" svg:width="0.982cm" svg:height="0.446cm" svg:x="6.815cm" svg:y="19.982cm">
          <draw:text-box>
            <text:p text:style-name="P1"><text:span text:style-name="T4">0001</text:span></text:p>
          </draw:text-box>
        </draw:frame>
        <draw:line draw:style-name="gr4" draw:text-style-name="P5" draw:layer="layout" svg:x1="9.008cm" svg:y1="20.482cm" svg:x2="9.008cm" svg:y2="20.004cm">
          <text:p/>
        </draw:line>
        <draw:frame draw:style-name="gr5" draw:text-style-name="P6" draw:layer="layout" svg:width="0.982cm" svg:height="0.446cm" svg:x="8.021cm" svg:y="19.982cm">
          <draw:text-box>
            <text:p text:style-name="P1"><text:span text:style-name="T4">0000</text:span></text:p>
          </draw:text-box>
        </draw:frame>
        <draw:line draw:style-name="gr4" draw:text-style-name="P5" draw:layer="layout" svg:x1="9.679cm" svg:y1="20.482cm" svg:x2="9.679cm" svg:y2="20.004cm">
          <text:p/>
        </draw:line>
        <draw:frame draw:style-name="gr5" draw:text-style-name="P6" draw:layer="layout" svg:width="0.384cm" svg:height="0.446cm" svg:x="9.247cm" svg:y="19.982cm">
          <draw:text-box>
            <text:p text:style-name="P1"><text:span text:style-name="T4">1</text:span></text:p>
          </draw:text-box>
        </draw:frame>
        <draw:line draw:style-name="gr4" draw:text-style-name="P5" draw:layer="layout" svg:x1="10.392cm" svg:y1="20.482cm" svg:x2="10.392cm" svg:y2="20.004cm">
          <text:p/>
        </draw:line>
        <draw:frame draw:style-name="gr5" draw:text-style-name="P6" draw:layer="layout" svg:width="0.384cm" svg:height="0.446cm" svg:x="9.94cm" svg:y="19.982cm">
          <draw:text-box>
            <text:p text:style-name="P1"><text:span text:style-name="T4">1</text:span></text:p>
          </draw:text-box>
        </draw:frame>
        <draw:line draw:style-name="gr4" draw:text-style-name="P5" draw:layer="layout" svg:x1="11.117cm" svg:y1="20.482cm" svg:x2="11.117cm" svg:y2="20.004cm">
          <text:p/>
        </draw:line>
        <draw:frame draw:style-name="gr5" draw:text-style-name="P6" draw:layer="layout" svg:width="0.384cm" svg:height="0.446cm" svg:x="10.659cm" svg:y="19.982cm">
          <draw:text-box>
            <text:p text:style-name="P1"><text:span text:style-name="T4">0</text:span></text:p>
          </draw:text-box>
        </draw:frame>
        <draw:line draw:style-name="gr4" draw:text-style-name="P5" draw:layer="layout" svg:x1="11.841cm" svg:y1="20.482cm" svg:x2="11.841cm" svg:y2="20.004cm">
          <text:p/>
        </draw:line>
        <draw:frame draw:style-name="gr5" draw:text-style-name="P6" draw:layer="layout" svg:width="0.384cm" svg:height="0.446cm" svg:x="11.383cm" svg:y="19.982cm">
          <draw:text-box>
            <text:p text:style-name="P1"><text:span text:style-name="T4">0</text:span></text:p>
          </draw:text-box>
        </draw:frame>
        <draw:line draw:style-name="gr4" draw:text-style-name="P5" draw:layer="layout" svg:x1="13.047cm" svg:y1="20.482cm" svg:x2="13.047cm" svg:y2="20.004cm">
          <text:p/>
        </draw:line>
        <draw:frame draw:style-name="gr5" draw:text-style-name="P6" draw:layer="layout" svg:width="0.982cm" svg:height="0.446cm" svg:x="12.06cm" svg:y="19.982cm">
          <draw:text-box>
            <text:p text:style-name="P1"><text:span text:style-name="T4">1110</text:span></text:p>
          </draw:text-box>
        </draw:frame>
        <draw:line draw:style-name="gr4" draw:text-style-name="P5" draw:layer="layout" svg:x1="13.718cm" svg:y1="20.482cm" svg:x2="13.718cm" svg:y2="20.004cm">
          <text:p/>
        </draw:line>
        <draw:frame draw:style-name="gr5" draw:text-style-name="P6" draw:layer="layout" svg:width="0.384cm" svg:height="0.446cm" svg:x="13.287cm" svg:y="19.982cm">
          <draw:text-box>
            <text:p text:style-name="P1"><text:span text:style-name="T4">0</text:span></text:p>
          </draw:text-box>
        </draw:frame>
        <draw:line draw:style-name="gr4" draw:text-style-name="P5" draw:layer="layout" svg:x1="14.432cm" svg:y1="20.482cm" svg:x2="14.432cm" svg:y2="20.004cm">
          <text:p/>
        </draw:line>
        <draw:frame draw:style-name="gr5" draw:text-style-name="P6" draw:layer="layout" svg:width="0.384cm" svg:height="0.446cm" svg:x="13.979cm" svg:y="19.982cm">
          <draw:text-box>
            <text:p text:style-name="P1"><text:span text:style-name="T4">0</text:span></text:p>
          </draw:text-box>
        </draw:frame>
        <draw:line draw:style-name="gr4" draw:text-style-name="P5" draw:layer="layout" svg:x1="15.156cm" svg:y1="20.482cm" svg:x2="15.156cm" svg:y2="20.004cm">
          <text:p/>
        </draw:line>
        <draw:frame draw:style-name="gr5" draw:text-style-name="P6" draw:layer="layout" svg:width="0.384cm" svg:height="0.446cm" svg:x="14.698cm" svg:y="19.982cm">
          <draw:text-box>
            <text:p text:style-name="P1"><text:span text:style-name="T4">0</text:span></text:p>
          </draw:text-box>
        </draw:frame>
        <draw:line draw:style-name="gr4" draw:text-style-name="P5" draw:layer="layout" svg:x1="15.88cm" svg:y1="20.482cm" svg:x2="15.88cm" svg:y2="20.004cm">
          <text:p/>
        </draw:line>
        <draw:line draw:style-name="gr4" draw:text-style-name="P5" draw:layer="layout" svg:x1="5.384cm" svg:y1="20.489cm" svg:x2="15.887cm" svg:y2="20.489cm">
          <text:p/>
        </draw:line>
        <draw:line draw:style-name="gr4" draw:text-style-name="P5" draw:layer="layout" svg:x1="5.391cm" svg:y1="20.974cm" svg:x2="5.391cm" svg:y2="20.496cm">
          <text:p/>
        </draw:line>
        <draw:frame draw:style-name="gr5" draw:text-style-name="P6" draw:layer="layout" svg:width="0.384cm" svg:height="0.446cm" svg:x="15.422cm" svg:y="19.982cm">
          <draw:text-box>
            <text:p text:style-name="P1"><text:span text:style-name="T4">1</text:span></text:p>
          </draw:text-box>
        </draw:frame>
        <draw:line draw:style-name="gr4" draw:text-style-name="P5" draw:layer="layout" svg:x1="6.597cm" svg:y1="20.974cm" svg:x2="6.597cm" svg:y2="20.496cm">
          <text:p/>
        </draw:line>
        <draw:frame draw:style-name="gr5" draw:text-style-name="P6" draw:layer="layout" svg:width="0.982cm" svg:height="0.446cm" svg:x="5.609cm" svg:y="20.474cm">
          <draw:text-box>
            <text:p text:style-name="P1"><text:span text:style-name="T4">0001</text:span></text:p>
          </draw:text-box>
        </draw:frame>
        <draw:line draw:style-name="gr4" draw:text-style-name="P5" draw:layer="layout" svg:x1="7.802cm" svg:y1="20.974cm" svg:x2="7.802cm" svg:y2="20.496cm">
          <text:p/>
        </draw:line>
        <draw:line draw:style-name="gr4" draw:text-style-name="P5" draw:layer="layout" svg:x1="9.008cm" svg:y1="20.974cm" svg:x2="9.008cm" svg:y2="20.496cm">
          <text:p/>
        </draw:line>
        <draw:line draw:style-name="gr4" draw:text-style-name="P5" draw:layer="layout" svg:x1="9.679cm" svg:y1="20.974cm" svg:x2="9.679cm" svg:y2="20.496cm">
          <text:p/>
        </draw:line>
        <draw:line draw:style-name="gr4" draw:text-style-name="P5" draw:layer="layout" svg:x1="10.392cm" svg:y1="20.974cm" svg:x2="10.392cm" svg:y2="20.496cm">
          <text:p/>
        </draw:line>
        <draw:line draw:style-name="gr4" draw:text-style-name="P5" draw:layer="layout" svg:x1="11.117cm" svg:y1="20.974cm" svg:x2="11.117cm" svg:y2="20.496cm">
          <text:p/>
        </draw:line>
        <draw:line draw:style-name="gr4" draw:text-style-name="P5" draw:layer="layout" svg:x1="11.841cm" svg:y1="20.974cm" svg:x2="11.841cm" svg:y2="20.496cm">
          <text:p/>
        </draw:line>
        <draw:line draw:style-name="gr4" draw:text-style-name="P5" draw:layer="layout" svg:x1="13.047cm" svg:y1="20.974cm" svg:x2="13.047cm" svg:y2="20.496cm">
          <text:p/>
        </draw:line>
        <draw:line draw:style-name="gr4" draw:text-style-name="P5" draw:layer="layout" svg:x1="13.718cm" svg:y1="20.974cm" svg:x2="13.718cm" svg:y2="20.496cm">
          <text:p/>
        </draw:line>
        <draw:line draw:style-name="gr4" draw:text-style-name="P5" draw:layer="layout" svg:x1="14.432cm" svg:y1="20.974cm" svg:x2="14.432cm" svg:y2="20.496cm">
          <text:p/>
        </draw:line>
        <draw:line draw:style-name="gr4" draw:text-style-name="P5" draw:layer="layout" svg:x1="15.156cm" svg:y1="20.974cm" svg:x2="15.156cm" svg:y2="20.496cm">
          <text:p/>
        </draw:line>
        <draw:line draw:style-name="gr4" draw:text-style-name="P5" draw:layer="layout" svg:x1="15.88cm" svg:y1="20.974cm" svg:x2="15.88cm" svg:y2="20.496cm">
          <text:p/>
        </draw:line>
        <draw:line draw:style-name="gr4" draw:text-style-name="P5" draw:layer="layout" svg:x1="5.384cm" svg:y1="20.981cm" svg:x2="15.887cm" svg:y2="20.981cm">
          <text:p/>
        </draw:line>
        <draw:line draw:style-name="gr4" draw:text-style-name="P5" draw:layer="layout" svg:x1="5.391cm" svg:y1="21.466cm" svg:x2="5.391cm" svg:y2="20.988cm">
          <text:p/>
        </draw:line>
        <draw:frame draw:style-name="gr5" draw:text-style-name="P6" draw:layer="layout" svg:width="0.982cm" svg:height="0.446cm" svg:x="6.815cm" svg:y="20.474cm">
          <draw:text-box>
            <text:p text:style-name="P1"><text:span text:style-name="T4">1111</text:span></text:p>
          </draw:text-box>
        </draw:frame>
        <draw:line draw:style-name="gr4" draw:text-style-name="P5" draw:layer="layout" svg:x1="6.597cm" svg:y1="21.466cm" svg:x2="6.597cm" svg:y2="20.988cm">
          <text:p/>
        </draw:line>
        <draw:frame draw:style-name="gr5" draw:text-style-name="P6" draw:layer="layout" svg:width="0.982cm" svg:height="0.446cm" svg:x="5.609cm" svg:y="20.966cm">
          <draw:text-box>
            <text:p text:style-name="P1"><text:span text:style-name="T4">0101</text:span></text:p>
          </draw:text-box>
        </draw:frame>
        <draw:line draw:style-name="gr4" draw:text-style-name="P5" draw:layer="layout" svg:x1="7.802cm" svg:y1="21.466cm" svg:x2="7.802cm" svg:y2="20.988cm">
          <text:p/>
        </draw:line>
        <draw:line draw:style-name="gr4" draw:text-style-name="P5" draw:layer="layout" svg:x1="9.008cm" svg:y1="21.466cm" svg:x2="9.008cm" svg:y2="20.988cm">
          <text:p/>
        </draw:line>
        <draw:line draw:style-name="gr4" draw:text-style-name="P5" draw:layer="layout" svg:x1="9.679cm" svg:y1="21.466cm" svg:x2="9.679cm" svg:y2="20.988cm">
          <text:p/>
        </draw:line>
        <draw:line draw:style-name="gr4" draw:text-style-name="P5" draw:layer="layout" svg:x1="10.392cm" svg:y1="21.466cm" svg:x2="10.392cm" svg:y2="20.988cm">
          <text:p/>
        </draw:line>
        <draw:line draw:style-name="gr4" draw:text-style-name="P5" draw:layer="layout" svg:x1="11.117cm" svg:y1="21.466cm" svg:x2="11.117cm" svg:y2="20.988cm">
          <text:p/>
        </draw:line>
        <draw:line draw:style-name="gr4" draw:text-style-name="P5" draw:layer="layout" svg:x1="11.841cm" svg:y1="21.466cm" svg:x2="11.841cm" svg:y2="20.988cm">
          <text:p/>
        </draw:line>
        <draw:line draw:style-name="gr4" draw:text-style-name="P5" draw:layer="layout" svg:x1="13.047cm" svg:y1="21.466cm" svg:x2="13.047cm" svg:y2="20.988cm">
          <text:p/>
        </draw:line>
        <draw:line draw:style-name="gr4" draw:text-style-name="P5" draw:layer="layout" svg:x1="13.718cm" svg:y1="21.466cm" svg:x2="13.718cm" svg:y2="20.988cm">
          <text:p/>
        </draw:line>
        <draw:line draw:style-name="gr4" draw:text-style-name="P5" draw:layer="layout" svg:x1="14.432cm" svg:y1="21.466cm" svg:x2="14.432cm" svg:y2="20.988cm">
          <text:p/>
        </draw:line>
        <draw:line draw:style-name="gr4" draw:text-style-name="P5" draw:layer="layout" svg:x1="15.156cm" svg:y1="21.466cm" svg:x2="15.156cm" svg:y2="20.988cm">
          <text:p/>
        </draw:line>
        <draw:line draw:style-name="gr4" draw:text-style-name="P5" draw:layer="layout" svg:x1="15.88cm" svg:y1="21.466cm" svg:x2="15.88cm" svg:y2="20.988cm">
          <text:p/>
        </draw:line>
        <draw:line draw:style-name="gr4" draw:text-style-name="P5" draw:layer="layout" svg:x1="5.384cm" svg:y1="21.473cm" svg:x2="15.887cm" svg:y2="21.473cm">
          <text:p/>
        </draw:line>
        <draw:line draw:style-name="gr4" draw:text-style-name="P5" draw:layer="layout" svg:x1="5.391cm" svg:y1="21.958cm" svg:x2="5.391cm" svg:y2="21.48cm">
          <text:p/>
        </draw:line>
        <draw:frame draw:style-name="gr5" draw:text-style-name="P6" draw:layer="layout" svg:width="0.982cm" svg:height="0.446cm" svg:x="6.815cm" svg:y="20.966cm">
          <draw:text-box>
            <text:p text:style-name="P1"><text:span text:style-name="T4">0101</text:span></text:p>
          </draw:text-box>
        </draw:frame>
        <draw:line draw:style-name="gr4" draw:text-style-name="P5" draw:layer="layout" svg:x1="6.597cm" svg:y1="21.958cm" svg:x2="6.597cm" svg:y2="21.48cm">
          <text:p/>
        </draw:line>
        <draw:frame draw:style-name="gr5" draw:text-style-name="P6" draw:layer="layout" svg:width="0.982cm" svg:height="0.446cm" svg:x="5.609cm" svg:y="21.458cm">
          <draw:text-box>
            <text:p text:style-name="P1"><text:span text:style-name="T4">1000</text:span></text:p>
          </draw:text-box>
        </draw:frame>
        <draw:line draw:style-name="gr4" draw:text-style-name="P5" draw:layer="layout" svg:x1="7.802cm" svg:y1="21.958cm" svg:x2="7.802cm" svg:y2="21.48cm">
          <text:p/>
        </draw:line>
        <draw:line draw:style-name="gr4" draw:text-style-name="P5" draw:layer="layout" svg:x1="9.008cm" svg:y1="21.958cm" svg:x2="9.008cm" svg:y2="21.48cm">
          <text:p/>
        </draw:line>
        <draw:line draw:style-name="gr4" draw:text-style-name="P5" draw:layer="layout" svg:x1="9.679cm" svg:y1="21.958cm" svg:x2="9.679cm" svg:y2="21.48cm">
          <text:p/>
        </draw:line>
        <draw:line draw:style-name="gr4" draw:text-style-name="P5" draw:layer="layout" svg:x1="10.392cm" svg:y1="21.958cm" svg:x2="10.392cm" svg:y2="21.48cm">
          <text:p/>
        </draw:line>
        <draw:line draw:style-name="gr4" draw:text-style-name="P5" draw:layer="layout" svg:x1="11.117cm" svg:y1="21.958cm" svg:x2="11.117cm" svg:y2="21.48cm">
          <text:p/>
        </draw:line>
        <draw:line draw:style-name="gr4" draw:text-style-name="P5" draw:layer="layout" svg:x1="11.841cm" svg:y1="21.958cm" svg:x2="11.841cm" svg:y2="21.48cm">
          <text:p/>
        </draw:line>
        <draw:line draw:style-name="gr4" draw:text-style-name="P5" draw:layer="layout" svg:x1="13.047cm" svg:y1="21.958cm" svg:x2="13.047cm" svg:y2="21.48cm">
          <text:p/>
        </draw:line>
        <draw:line draw:style-name="gr4" draw:text-style-name="P5" draw:layer="layout" svg:x1="13.718cm" svg:y1="21.958cm" svg:x2="13.718cm" svg:y2="21.48cm">
          <text:p/>
        </draw:line>
        <draw:line draw:style-name="gr4" draw:text-style-name="P5" draw:layer="layout" svg:x1="14.432cm" svg:y1="21.958cm" svg:x2="14.432cm" svg:y2="21.48cm">
          <text:p/>
        </draw:line>
        <draw:line draw:style-name="gr4" draw:text-style-name="P5" draw:layer="layout" svg:x1="15.156cm" svg:y1="21.958cm" svg:x2="15.156cm" svg:y2="21.48cm">
          <text:p/>
        </draw:line>
        <draw:line draw:style-name="gr4" draw:text-style-name="P5" draw:layer="layout" svg:x1="15.88cm" svg:y1="21.958cm" svg:x2="15.88cm" svg:y2="21.48cm">
          <text:p/>
        </draw:line>
        <draw:line draw:style-name="gr4" draw:text-style-name="P5" draw:layer="layout" svg:x1="5.384cm" svg:y1="21.965cm" svg:x2="15.887cm" svg:y2="21.965cm">
          <text:p/>
        </draw:line>
        <draw:line draw:style-name="gr4" draw:text-style-name="P5" draw:layer="layout" svg:x1="5.391cm" svg:y1="22.45cm" svg:x2="5.391cm" svg:y2="21.972cm">
          <text:p/>
        </draw:line>
        <draw:frame draw:style-name="gr5" draw:text-style-name="P6" draw:layer="layout" svg:width="0.982cm" svg:height="0.446cm" svg:x="6.815cm" svg:y="21.458cm">
          <draw:text-box>
            <text:p text:style-name="P1"><text:span text:style-name="T4">0111</text:span></text:p>
          </draw:text-box>
        </draw:frame>
        <draw:line draw:style-name="gr4" draw:text-style-name="P5" draw:layer="layout" svg:x1="6.597cm" svg:y1="22.45cm" svg:x2="6.597cm" svg:y2="21.972cm">
          <text:p/>
        </draw:line>
        <draw:frame draw:style-name="gr5" draw:text-style-name="P6" draw:layer="layout" svg:width="0.982cm" svg:height="0.446cm" svg:x="5.609cm" svg:y="21.95cm">
          <draw:text-box>
            <text:p text:style-name="P1"><text:span text:style-name="T4">0110</text:span></text:p>
          </draw:text-box>
        </draw:frame>
        <draw:line draw:style-name="gr4" draw:text-style-name="P5" draw:layer="layout" svg:x1="7.802cm" svg:y1="22.45cm" svg:x2="7.802cm" svg:y2="21.972cm">
          <text:p/>
        </draw:line>
        <draw:line draw:style-name="gr4" draw:text-style-name="P5" draw:layer="layout" svg:x1="9.008cm" svg:y1="22.45cm" svg:x2="9.008cm" svg:y2="21.972cm">
          <text:p/>
        </draw:line>
        <draw:line draw:style-name="gr4" draw:text-style-name="P5" draw:layer="layout" svg:x1="9.679cm" svg:y1="22.45cm" svg:x2="9.679cm" svg:y2="21.972cm">
          <text:p/>
        </draw:line>
        <draw:line draw:style-name="gr4" draw:text-style-name="P5" draw:layer="layout" svg:x1="10.392cm" svg:y1="22.45cm" svg:x2="10.392cm" svg:y2="21.972cm">
          <text:p/>
        </draw:line>
        <draw:line draw:style-name="gr4" draw:text-style-name="P5" draw:layer="layout" svg:x1="11.117cm" svg:y1="22.45cm" svg:x2="11.117cm" svg:y2="21.972cm">
          <text:p/>
        </draw:line>
        <draw:line draw:style-name="gr4" draw:text-style-name="P5" draw:layer="layout" svg:x1="11.841cm" svg:y1="22.45cm" svg:x2="11.841cm" svg:y2="21.972cm">
          <text:p/>
        </draw:line>
        <draw:line draw:style-name="gr4" draw:text-style-name="P5" draw:layer="layout" svg:x1="13.047cm" svg:y1="22.45cm" svg:x2="13.047cm" svg:y2="21.972cm">
          <text:p/>
        </draw:line>
        <draw:line draw:style-name="gr4" draw:text-style-name="P5" draw:layer="layout" svg:x1="13.718cm" svg:y1="22.45cm" svg:x2="13.718cm" svg:y2="21.972cm">
          <text:p/>
        </draw:line>
        <draw:line draw:style-name="gr4" draw:text-style-name="P5" draw:layer="layout" svg:x1="14.432cm" svg:y1="22.45cm" svg:x2="14.432cm" svg:y2="21.972cm">
          <text:p/>
        </draw:line>
        <draw:line draw:style-name="gr4" draw:text-style-name="P5" draw:layer="layout" svg:x1="15.156cm" svg:y1="22.45cm" svg:x2="15.156cm" svg:y2="21.972cm">
          <text:p/>
        </draw:line>
        <draw:line draw:style-name="gr4" draw:text-style-name="P5" draw:layer="layout" svg:x1="15.88cm" svg:y1="22.45cm" svg:x2="15.88cm" svg:y2="21.972cm">
          <text:p/>
        </draw:line>
        <draw:line draw:style-name="gr4" draw:text-style-name="P5" draw:layer="layout" svg:x1="5.384cm" svg:y1="22.457cm" svg:x2="15.887cm" svg:y2="22.457cm">
          <text:p/>
        </draw:line>
        <draw:frame draw:style-name="gr5" draw:text-style-name="P6" draw:layer="layout" svg:width="0.982cm" svg:height="0.446cm" svg:x="6.815cm" svg:y="21.95cm">
          <draw:text-box>
            <text:p text:style-name="P1"><text:span text:style-name="T4">1010</text:span></text:p>
          </draw:text-box>
        </draw:frame>
        <draw:frame draw:style-name="gr3" draw:text-style-name="P4" draw:layer="layout" svg:width="2.542cm" svg:height="0.717cm" svg:x="2.858cm" svg:y="22.962cm">
          <draw:text-box>
            <text:p text:style-name="P1"><text:span text:style-name="T3">Correcci´</text:span></text:p>
          </draw:text-box>
        </draw:frame>
        <draw:frame draw:style-name="gr3" draw:text-style-name="P4" draw:layer="layout" svg:width="0.68cm" svg:height="0.717cm" svg:x="4.942cm" svg:y="22.962cm">
          <draw:text-box>
            <text:p text:style-name="P1"><text:span text:style-name="T3">on</text:span></text:p>
          </draw:text-box>
        </draw:frame>
        <draw:line draw:style-name="gr4" draw:text-style-name="P5" draw:layer="layout" svg:x1="6.975cm" svg:y1="25.126cm" svg:x2="14.296cm" svg:y2="25.126cm">
          <text:p/>
        </draw:line>
        <draw:line draw:style-name="gr4" draw:text-style-name="P5" draw:layer="layout" svg:x1="6.982cm" svg:y1="25.611cm" svg:x2="6.982cm" svg:y2="25.133cm">
          <text:p/>
        </draw:line>
        <draw:frame draw:style-name="gr5" draw:text-style-name="P6" draw:layer="layout" svg:width="4.822cm" svg:height="0.446cm" svg:x="3.455cm" svg:y="23.933cm">
          <draw:text-box>
            <text:p text:style-name="P1"><text:span text:style-name="T4">Para uso de los docentes</text:span></text:p>
          </draw:text-box>
        </draw:frame>
        <draw:line draw:style-name="gr4" draw:text-style-name="P5" draw:layer="layout" svg:x1="9.418cm" svg:y1="25.611cm" svg:x2="9.418cm" svg:y2="25.133cm">
          <text:p/>
        </draw:line>
        <draw:frame draw:style-name="gr5" draw:text-style-name="P6" draw:layer="layout" svg:width="0.384cm" svg:height="0.446cm" svg:x="8.104cm" svg:y="25.111cm">
          <draw:text-box>
            <text:p text:style-name="P1"><text:span text:style-name="T4">1</text:span></text:p>
          </draw:text-box>
        </draw:frame>
        <draw:line draw:style-name="gr4" draw:text-style-name="P5" draw:layer="layout" svg:x1="11.854cm" svg:y1="25.611cm" svg:x2="11.854cm" svg:y2="25.133cm">
          <text:p/>
        </draw:line>
        <draw:frame draw:style-name="gr5" draw:text-style-name="P6" draw:layer="layout" svg:width="0.384cm" svg:height="0.446cm" svg:x="10.54cm" svg:y="25.111cm">
          <draw:text-box>
            <text:p text:style-name="P1"><text:span text:style-name="T4">2</text:span></text:p>
          </draw:text-box>
        </draw:frame>
        <draw:line draw:style-name="gr4" draw:text-style-name="P5" draw:layer="layout" svg:x1="14.289cm" svg:y1="25.611cm" svg:x2="14.289cm" svg:y2="25.133cm">
          <text:p/>
        </draw:line>
        <draw:line draw:style-name="gr4" draw:text-style-name="P5" draw:layer="layout" svg:x1="6.975cm" svg:y1="25.618cm" svg:x2="14.296cm" svg:y2="25.618cm">
          <text:p/>
        </draw:line>
        <draw:line draw:style-name="gr4" draw:text-style-name="P5" draw:layer="layout" svg:x1="6.982cm" svg:y1="26.103cm" svg:x2="6.982cm" svg:y2="25.625cm">
          <text:p/>
        </draw:line>
        <draw:line draw:style-name="gr4" draw:text-style-name="P5" draw:layer="layout" svg:x1="9.418cm" svg:y1="26.103cm" svg:x2="9.418cm" svg:y2="25.625cm">
          <text:p/>
        </draw:line>
        <draw:line draw:style-name="gr4" draw:text-style-name="P5" draw:layer="layout" svg:x1="11.854cm" svg:y1="26.103cm" svg:x2="11.854cm" svg:y2="25.625cm">
          <text:p/>
        </draw:line>
        <draw:line draw:style-name="gr4" draw:text-style-name="P5" draw:layer="layout" svg:x1="14.289cm" svg:y1="26.103cm" svg:x2="14.289cm" svg:y2="25.625cm">
          <text:p/>
        </draw:line>
        <draw:line draw:style-name="gr4" draw:text-style-name="P5" draw:layer="layout" svg:x1="6.982cm" svg:y1="26.581cm" svg:x2="6.982cm" svg:y2="26.103cm">
          <text:p/>
        </draw:line>
        <draw:line draw:style-name="gr4" draw:text-style-name="P5" draw:layer="layout" svg:x1="9.418cm" svg:y1="26.581cm" svg:x2="9.418cm" svg:y2="26.103cm">
          <text:p/>
        </draw:line>
        <draw:line draw:style-name="gr4" draw:text-style-name="P5" draw:layer="layout" svg:x1="11.854cm" svg:y1="26.581cm" svg:x2="11.854cm" svg:y2="26.103cm">
          <text:p/>
        </draw:line>
        <draw:line draw:style-name="gr4" draw:text-style-name="P5" draw:layer="layout" svg:x1="14.289cm" svg:y1="26.581cm" svg:x2="14.289cm" svg:y2="26.103cm">
          <text:p/>
        </draw:line>
        <draw:line draw:style-name="gr4" draw:text-style-name="P5" draw:layer="layout" svg:x1="6.975cm" svg:y1="26.588cm" svg:x2="14.296cm" svg:y2="26.588cm">
          <text:p/>
        </draw:line>
        <draw:frame draw:style-name="gr5" draw:text-style-name="P6" draw:layer="layout" svg:width="0.384cm" svg:height="0.446cm" svg:x="12.976cm" svg:y="25.111cm">
          <draw:text-box>
            <text:p text:style-name="P1"><text:span text:style-name="T4">3</text:span></text:p>
          </draw:text-box>
        </draw:frame>
        <draw:frame draw:style-name="gr5" draw:text-style-name="P6" draw:layer="layout" svg:width="0.384cm" svg:height="0.446cm" svg:x="10.54cm" svg:y="28.611cm">
          <draw:text-box>
            <text:p text:style-name="P1"><text:span text:style-name="T4">1</text:span></text:p>
          </draw:text-box>
        </draw:frame>
        <draw:frame draw:style-name="gr7" draw:text-style-name="P9" draw:layer="layout" svg:width="13.391cm" svg:height="2.626cm" svg:x="6.3cm" svg:y="9.384cm">
          <draw:text-box>
            <text:p text:style-name="P8"><text:span text:style-name="T4"/></text:p>
            <text:p text:style-name="P8"><text:span text:style-name="T4">1</text:span><text:span text:style-name="T4"><text:tab/></text:span><text:span text:style-name="T4"> <text:s text:c="2"/>15</text:span><text:span text:style-name="T4"><text:tab/></text:span><text:span text:style-name="T4"> <text:s text:c="4"/>0000 <text:s text:c="4"/>16 <text:s text:c="4"/>1 <text:s text:c="7"/>1 <text:s text:c="9"/>-1 <text:s text:c="8"/>0000 <text:s text:c="6"/>0 <text:s text:c="5"/>0 </text:span></text:p>
            <text:p text:style-name="P8"><text:span text:style-name="T4">5 <text:s text:c="10"/>5 <text:s text:c="10"/>1010 <text:s text:c="4"/>10 <text:s text:c="4"/>0 <text:s text:c="7"/>5 <text:s text:c="8"/>5 <text:s text:c="10"/>1010 <text:s text:c="5"/>6 <text:s text:c="6"/>1</text:span></text:p>
            <text:p text:style-name="P8"><text:span text:style-name="T4">8 <text:s text:c="10"/>7 <text:s text:c="10"/>1111 <text:s text:c="4"/>15 <text:s text:c="4"/>0 <text:s text:c="6"/>-8 <text:s text:c="8"/>7 <text:s text:c="11"/>1111 <text:s text:c="4"/>-1 <text:s text:c="5"/>0</text:span></text:p>
            <text:p text:style-name="P8"><text:span text:style-name="T4">6 <text:s text:c="10"/>10 <text:s text:c="8"/>0000 <text:s text:c="4"/>16 <text:s text:c="4"/>1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9cm" fo:margin-bottom="1cm" fo:margin-left="2.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9-25T14:38:43.476289300</dc:date>
    <meta:editing-duration>PT5M23S</meta:editing-duration>
    <meta:editing-cycles>1</meta:editing-cycles>
    <meta:document-statistic meta:object-count="418"/>
    <meta:generator>LibreOffice/25.8.1.1$Windows_X86_64 LibreOffice_project/54047653041915e595ad4e45cccea684809c77b5</meta:generator>
  </office:meta>
</office:document-meta>
</file>